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FNhapLieu.xml" manifest:media-type="text/xml"/>
  <manifest:file-entry manifest:full-path="Basic/VBAProject/Sheet5.xml" manifest:media-type="text/xml"/>
  <manifest:file-entry manifest:full-path="Basic/VBAProject/FNhapLieu_create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SH_DATA.xml" manifest:media-type="text/xml"/>
  <manifest:file-entry manifest:full-path="Basic/VBAProject/SH_FORM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heet6.xml" manifest:media-type="text/xml"/>
  <manifest:file-entry manifest:full-path="Basic/VBAProject/Sheet7.xml" manifest:media-type="text/xml"/>
  <manifest:file-entry manifest:full-path="Basic/VBAProject/ThisWorkbook.xml" manifest:media-type="text/xml"/>
  <manifest:file-entry manifest:full-path="Basic/VBAProject/Sheet4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VBAProject/FNhapLieu.xml" manifest:media-type="text/xml"/>
  <manifest:file-entry manifest:full-path="Dialogs/VBAProject/FNhapLieu_creat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/>
    <style:font-face style:name="Tme" svg:font-family="Tme"/>
  </office:font-face-decls>
  <office:automatic-styles>
    <style:style style:name="co1" style:family="table-column">
      <style:table-column-properties fo:break-before="auto" style:column-width="0.7193in"/>
    </style:style>
    <style:style style:name="co2" style:family="table-column">
      <style:table-column-properties fo:break-before="auto" style:column-width="0.344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3043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1.3354in"/>
    </style:style>
    <style:style style:name="co8" style:family="table-column">
      <style:table-column-properties fo:break-before="auto" style:column-width="1.2835in"/>
    </style:style>
    <style:style style:name="co9" style:family="table-column">
      <style:table-column-properties fo:break-before="auto" style:column-width="1.2102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1.7634in"/>
    </style:style>
    <style:style style:name="co13" style:family="table-column">
      <style:table-column-properties fo:break-before="auto" style:column-width="1.1063in"/>
    </style:style>
    <style:style style:name="co14" style:family="table-column">
      <style:table-column-properties fo:break-before="auto" style:column-width="1.6071in"/>
    </style:style>
    <style:style style:name="co15" style:family="table-column">
      <style:table-column-properties fo:break-before="auto" style:column-width="1.4189in"/>
    </style:style>
    <style:style style:name="co16" style:family="table-column">
      <style:table-column-properties fo:break-before="auto" style:column-width="0.8138in"/>
    </style:style>
    <style:style style:name="co17" style:family="table-column">
      <style:table-column-properties fo:break-before="auto" style:column-width="0.9492in"/>
    </style:style>
    <style:style style:name="co18" style:family="table-column">
      <style:table-column-properties fo:break-before="auto" style:column-width="0.6161in"/>
    </style:style>
    <style:style style:name="co19" style:family="table-column">
      <style:table-column-properties fo:break-before="auto" style:column-width="1.0543in"/>
    </style:style>
    <style:style style:name="co20" style:family="table-column">
      <style:table-column-properties fo:break-before="auto" style:column-width="1.502in"/>
    </style:style>
    <style:style style:name="co21" style:family="table-column">
      <style:table-column-properties fo:break-before="auto" style:column-width="0.7516in"/>
    </style:style>
    <style:style style:name="co22" style:family="table-column">
      <style:table-column-properties fo:break-before="auto" style:column-width="0.4591in"/>
    </style:style>
    <style:style style:name="co23" style:family="table-column">
      <style:table-column-properties fo:break-before="auto" style:column-width="0.8866in"/>
    </style:style>
    <style:style style:name="co24" style:family="table-column">
      <style:table-column-properties fo:break-before="auto" style:column-width="1.1165in"/>
    </style:style>
    <style:style style:name="co25" style:family="table-column">
      <style:table-column-properties fo:break-before="auto" style:column-width="0.8555in"/>
    </style:style>
    <style:style style:name="co26" style:family="table-column">
      <style:table-column-properties fo:break-before="auto" style:column-width="1.3252in"/>
    </style:style>
    <style:style style:name="co27" style:family="table-column">
      <style:table-column-properties fo:break-before="auto" style:column-width="1.8681in"/>
    </style:style>
    <style:style style:name="co28" style:family="table-column">
      <style:table-column-properties fo:break-before="auto" style:column-width="1.2937in"/>
    </style:style>
    <style:style style:name="co29" style:family="table-column">
      <style:table-column-properties fo:break-before="auto" style:column-width="1.1272in"/>
    </style:style>
    <style:style style:name="co30" style:family="table-column">
      <style:table-column-properties fo:break-before="auto" style:column-width="0.939in"/>
    </style:style>
    <style:style style:name="co31" style:family="table-column">
      <style:table-column-properties fo:break-before="auto" style:column-width="0.4173in"/>
    </style:style>
    <style:style style:name="co32" style:family="table-column">
      <style:table-column-properties fo:break-before="auto" style:column-width="0.9598in"/>
    </style:style>
    <style:style style:name="co33" style:family="table-column">
      <style:table-column-properties fo:break-before="auto" style:column-width="1.9402in"/>
    </style:style>
    <style:style style:name="co34" style:family="table-column">
      <style:table-column-properties fo:break-before="auto" style:column-width="0.8035in"/>
    </style:style>
    <style:style style:name="co35" style:family="table-column">
      <style:table-column-properties fo:break-before="auto" style:column-width="0.8661in"/>
    </style:style>
    <style:style style:name="co36" style:family="table-column">
      <style:table-column-properties fo:break-before="auto" style:column-width="0.8244in"/>
    </style:style>
    <style:style style:name="co37" style:family="table-column">
      <style:table-column-properties fo:break-before="auto" style:column-width="0.9181in"/>
    </style:style>
    <style:style style:name="co38" style:family="table-column">
      <style:table-column-properties fo:break-before="auto" style:column-width="1.0126in"/>
    </style:style>
    <style:style style:name="co39" style:family="table-column">
      <style:table-column-properties fo:break-before="auto" style:column-width="1.0638in"/>
    </style:style>
    <style:style style:name="co40" style:family="table-column">
      <style:table-column-properties fo:break-before="auto" style:column-width="1.5228in"/>
    </style:style>
    <style:style style:name="co41" style:family="table-column">
      <style:table-column-properties fo:break-before="auto" style:column-width="2.0866in"/>
    </style:style>
    <style:style style:name="co42" style:family="table-column">
      <style:table-column-properties fo:break-before="auto" style:column-width="0.7307in"/>
    </style:style>
    <style:style style:name="co43" style:family="table-column">
      <style:table-column-properties fo:break-before="auto" style:column-width="0.6681in"/>
    </style:style>
    <style:style style:name="co44" style:family="table-column">
      <style:table-column-properties fo:break-before="auto" style:column-width="2.0035in"/>
    </style:style>
    <style:style style:name="co45" style:family="table-column">
      <style:table-column-properties fo:break-before="auto" style:column-width="1.4083in"/>
    </style:style>
    <style:style style:name="co46" style:family="table-column">
      <style:table-column-properties fo:break-before="auto" style:column-width="0.3028in"/>
    </style:style>
    <style:style style:name="co47" style:family="table-column">
      <style:table-column-properties fo:break-before="auto" style:column-width="1.022in"/>
    </style:style>
    <style:style style:name="co48" style:family="table-column">
      <style:table-column-properties fo:break-before="auto" style:column-width="0.9075in"/>
    </style:style>
    <style:style style:name="co49" style:family="table-column">
      <style:table-column-properties fo:break-before="auto" style:column-width="1.241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3543in" fo:break-before="auto" style:use-optimal-row-height="true"/>
    </style:style>
    <style:style style:name="ro8" style:family="table-row">
      <style:table-row-properties style:row-height="0.2291in" fo:break-before="auto" style:use-optimal-row-height="true"/>
    </style:style>
    <style:style style:name="ro9" style:family="table-row">
      <style:table-row-properties style:row-height="0.6665in" fo:break-before="auto" style:use-optimal-row-height="tru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2398in" fo:break-before="auto" style:use-optimal-row-height="true"/>
    </style:style>
    <style:style style:name="ta1" style:family="table" style:master-page-name="PageStyle_5f_form">
      <style:table-properties table:display="true" style:writing-mode="lr-tb"/>
    </style:style>
    <style:style style:name="ta2" style:family="table" style:master-page-name="PageStyle_5f_PHIEU_5f_XUAT">
      <style:table-properties table:display="true" style:writing-mode="lr-tb"/>
    </style:style>
    <style:style style:name="ta3" style:family="table" style:master-page-name="PageStyle_5f_title_5f_for_5f_userform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ta5" style:family="table" style:master-page-name="PageStyle_5f_Dashboard">
      <style:table-properties table:display="true" style:writing-mode="lr-tb"/>
    </style:style>
    <style:style style:name="ta6" style:family="table" style:master-page-name="PageStyle_5f_BAO_5f_CAO_5f_NXT">
      <style:table-properties table:display="true" style:writing-mode="lr-tb"/>
    </style:style>
    <style:style style:name="ta7" style:family="table" style:master-page-name="PageStyle_5f_SO_5f_CAI">
      <style:table-properties table:display="true" style:writing-mode="lr-tb"/>
    </style:style>
    <style:style style:name="ta8" style:family="table" style:master-page-name="PageStyle_5f_PT_5f_TON_5f_KHO">
      <style:table-properties table:display="true" style:writing-mode="lr-tb"/>
    </style:style>
    <style:style style:name="ta9" style:family="table" style:master-page-name="PageStyle_5f_NL">
      <style:table-properties table:display="true" style:writing-mode="lr-tb"/>
    </style:style>
    <style:style style:name="ta10" style:family="table" style:master-page-name="PageStyle_5f_DMN">
      <style:table-properties table:display="true" style:writing-mode="lr-tb"/>
    </style:style>
    <style:style style:name="ta11" style:family="table" style:master-page-name="PageStyle_5f_PHIEU_5f_NHAP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b05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 style:data-style-name="N3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 style:data-style-name="N3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808080" style:rotation-align="none"/>
    </style:style>
    <style:style style:name="ce1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rotation-align="none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7" style:family="table-cell" style:parent-style-name="Default" style:data-style-name="N3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9dc3e6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order-bottom="none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deebf7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3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me" fo:font-size="12pt" fo:font-style="normal" fo:text-shadow="none" style:text-underline-style="none" fo:font-weight="bold" style:font-size-asian="12pt" style:font-style-asian="normal" style:font-weight-asian="bold" style:font-name-complex="Tme" style:font-size-complex="12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Default" style:data-style-name="N100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1" style:family="table-cell" style:parent-style-name="Default" style:data-style-name="N100">
      <style:table-cell-properties fo:border-bottom="0.74pt solid #9dc3e6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9dc3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fo:border-bottom="0.74pt solid #000000" fo:background-color="#deebf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00">
      <style:table-cell-properties fo:border-bottom="0.74pt solid #000000" fo:background-color="#deebf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9dc3e6" fo:background-color="#deebf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9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0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>
      <style:table-cell-properties fo:border-bottom="0.74pt dotte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2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4" style:family="table-cell" style:parent-style-name="Default">
      <style:table-cell-properties fo:background-color="#ffffff" style:cell-protect="none" style:print-content="true" style:rotation-align="none"/>
    </style:style>
    <style:style style:name="ce115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17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1" style:family="table-cell" style:parent-style-name="Default">
      <style:table-cell-properties fo:border-bottom="0.74pt dotte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7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2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0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0.74pt dotte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6" style:family="table-cell" style:parent-style-name="Default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37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38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ce140" style:family="table-cell" style:parent-style-name="Default" style:data-style-name="N3">
      <style:table-cell-properties fo:border-bottom="0.74pt dotte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Default" style:data-style-name="N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Default" style:data-style-name="N3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Default" style:data-style-name="N3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48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1" style:family="table-cell" style:parent-style-name="Default" style:data-style-name="N3">
      <style:table-cell-properties fo:border-bottom="0.74pt dotte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52" style:family="table-cell" style:parent-style-name="Default" style:data-style-name="N3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3" style:family="table-cell" style:parent-style-name="Default" style:data-style-name="N3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6" style:family="table-cell" style:parent-style-name="Default" style:data-style-name="N3">
      <style:table-cell-properties fo:border-bottom="0.74pt dotte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57" style:family="table-cell" style:parent-style-name="Default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double-thin #000000" style:border-line-width-top="0.0071in 0.0102in 0.0071in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59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25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25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25">
      <style:table-cell-properties fo:border-bottom="0.06pt solid #000000" fo:background-color="#ffffff" style:cell-protect="none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Excel_20_Built-in_20_Comma" style:data-style-name="N3">
      <style:table-cell-properties fo:border-bottom="0.74pt dotte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5" style:family="table-cell" style:parent-style-name="Excel_20_Built-in_20_Comma" style:data-style-name="N3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6" style:family="table-cell" style:parent-style-name="Excel_20_Built-in_20_Comma" style:data-style-name="N3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7" style:family="table-cell" style:parent-style-name="Excel_20_Built-in_20_Comma" style:data-style-name="N3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69" style:family="table-cell" style:parent-style-name="Default" style:data-style-name="N125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0" style:family="table-cell" style:parent-style-name="Default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2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74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>
      <style:table-cell-properties fo:border-bottom="0.06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none" fo:border-right="0.74pt solid #000000" style:rotation-align="none" fo:border-top="0.06pt solid #000000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9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8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gradient" draw:fill-gradient-name="Gradient_20_2" draw:textarea-vertical-align="middle" draw:auto-grow-height="false" draw:fit-to-size="false" style:shrink-to-fit="false" fo:min-height="0.1646in" fo:min-width="0.4744in" fo:padding-top="0.0492in" fo:padding-bottom="0.0492in" fo:padding-left="0.0984in" fo:padding-right="0.0984in" fo:wrap-option="wrap" draw:shadow="visible" draw:shadow-offset-x="0in" draw:shadow-offset-y="0.0209in" draw:shadow-color="#000000" draw:shadow-opacity="63%" loext:shadow-blur="0.0626in"/>
      <style:paragraph-properties style:writing-mode="lr-tb" fo:margin-top="0in" fo:margin-bottom="0in" fo:line-height="100%" fo:text-align="center"/>
      <style:text-properties fo:font-size="18pt"/>
    </style:style>
    <style:style style:name="gr2" style:family="graphic">
      <style:graphic-properties draw:stroke="none" svg:stroke-width="0in" draw:fill="gradient" draw:fill-gradient-name="Gradient_20_1" draw:textarea-vertical-align="middle" draw:auto-grow-height="false" draw:fit-to-size="false" style:shrink-to-fit="false" fo:min-height="0.2496in" fo:min-width="0.6823in" fo:padding-top="0.0492in" fo:padding-bottom="0.0492in" fo:padding-left="0.0984in" fo:padding-right="0.0984in" fo:wrap-option="wrap" draw:shadow="visible" draw:shadow-offset-x="0in" draw:shadow-offset-y="0.0209in" draw:shadow-color="#000000" draw:shadow-opacity="63%" loext:shadow-blur="0.0626in"/>
      <style:paragraph-properties style:writing-mode="lr-tb" fo:margin-top="0in" fo:margin-bottom="0in" fo:line-height="100%" fo:text-align="center"/>
      <style:text-properties fo:font-size="18pt"/>
    </style:style>
    <style:style style:name="gr3" style:family="graphic">
      <style:graphic-properties draw:stroke="none" svg:stroke-width="0in" draw:fill="solid" draw:fill-color="#535353" draw:textarea-vertical-align="middle" draw:auto-grow-height="false" draw:fit-to-size="false" style:shrink-to-fit="false" fo:min-height="0.2496in" fo:min-width="0.6823in" fo:padding-top="0.0492in" fo:padding-bottom="0.0492in" fo:padding-left="0.0984in" fo:padding-right="0.0984in" fo:wrap-option="wrap"/>
      <style:paragraph-properties style:writing-mode="lr-tb" fo:margin-top="0in" fo:margin-bottom="0in" fo:line-height="100%" fo:text-align="center"/>
      <style:text-properties fo:font-size="18pt"/>
    </style:style>
    <style:style style:name="gr4" style:family="graphic">
      <style:graphic-properties draw:textarea-vertical-align="middle" fo:background-color="#ece9d8"/>
      <style:text-properties fo:color="#000000" style:text-line-through-style="none" style:text-line-through-type="none" fo:font-family="'Times New Roman'" fo:font-size="12pt" fo:font-style="normal" style:text-underline-style="none" fo:font-weight="normal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071in" svg:stroke-color="#5b9bd5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style:paragraph-properties fo:margin-top="0in" fo:margin-bottom="0in" fo:line-height="100%" fo:text-align="center"/>
    </style:style>
    <style:style style:name="P2" style:family="paragraph">
      <loext:graphic-properties draw:fill="gradient" draw:fill-gradient-name="Gradient_20_2"/>
      <style:paragraph-properties fo:margin-top="0in" fo:margin-bottom="0in" fo:line-height="100%" fo:text-align="center"/>
      <style:text-properties fo:font-size="18pt"/>
    </style:style>
    <style:style style:name="P3" style:family="paragraph">
      <loext:graphic-properties draw:fill="gradient" draw:fill-gradient-name="Gradient_20_1"/>
      <style:paragraph-properties fo:margin-top="0in" fo:margin-bottom="0in" fo:line-height="100%" fo:text-align="center"/>
      <style:text-properties fo:font-size="18pt"/>
    </style:style>
    <style:style style:name="P4" style:family="paragraph">
      <loext:graphic-properties draw:fill="solid" draw:fill-color="#535353"/>
      <style:paragraph-properties fo:margin-top="0in" fo:margin-bottom="0in" fo:line-height="100%" fo:text-align="center"/>
      <style:text-properties fo:font-size="18pt"/>
    </style:style>
    <style:style style:name="P5" style:family="paragraph">
      <style:paragraph-properties fo:text-align="center"/>
      <style:text-properties fo:color="#000000" style:text-line-through-style="none" style:text-line-through-type="none" fo:font-family="'Times New Roman'" fo:font-size="12pt" fo:font-style="normal" style:text-underline-style="none" fo:font-weight="normal"/>
    </style:style>
    <style:style style:name="P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000000" style:font-name="Times New Roman1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1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Times New Roman1" fo:font-size="11pt" fo:font-weight="normal" style:text-underline-style="none" style:text-underline-color="font-color" style:text-line-through-type="none" fo:font-style="normal" style:text-outline="false" fo:text-shadow="none" style:font-name-complex="Times New Roman1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O_CAI.$Y$11:.$Y$19])" table:allow-empty-cell="true" table:display-list="unsorted" table:base-cell-address="DMN.D21">
          <table:help-message table:display="true"/>
          <table:error-message table:message-type="stop" table:title="Take data from list" table:display="true">
            <text:p>click to choose data</text:p>
          </table:error-message>
        </table:content-validation>
        <table:content-validation table:name="val2" table:base-cell-address="PHIEU_NHAP.H4">
          <table:help-message table:display="true"/>
          <table:error-message table:message-type="stop" table:title="Lỗi" table:display="true">
            <text:p>Vui lòng chọn dữ liệu trong danh sách.</text:p>
            <text:p>(Add-in A-Tools Tác giả: Nguyễn Duy Tuân - http://bluesofts.net)</text:p>
          </table:error-message>
        </table:content-validation>
      </table:content-validations>
      <table:table table:name="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1" table:visibility="collapse" table:number-rows-repeated="1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PHIẾU NHẬP XUẤT XĂNG DẦU</text:p>
          </table:table-cell>
          <table:covered-table-cell table:number-columns-repeated="6" table:style-name="ce3"/>
          <table:table-cell office:value-type="string" calcext:value-type="string">
            <text:p>Số</text:p>
          </table:table-cell>
          <table:table-cell table:number-columns-repeated="2"/>
          <table:table-cell table:style-name="ce2" office:value-type="string" calcext:value-type="string">
            <text:p>Đơn vị giao hàng:</text:p>
          </table:table-cell>
          <table:table-cell table:style-name="ce2" office:value-type="string" calcext:value-type="string">
            <text:p>Đơn vị nhận hàng:</text:p>
          </table:table-cell>
          <table:table-cell table:style-name="ce2" office:value-type="string" calcext:value-type="string">
            <text:p>Tính chất xuất:</text:p>
          </table:table-cell>
          <table:table-cell table:style-name="ce2" office:value-type="string" calcext:value-type="string">
            <text:p>Theo lệnh (KH) số:</text:p>
          </table:table-cell>
          <table:table-cell table:style-name="ce2" office:value-type="string" calcext:value-type="string">
            <text:p>Người nhận hàng:</text:p>
          </table:table-cell>
          <table:table-cell table:style-name="ce2" office:value-type="string" calcext:value-type="string">
            <text:p>Giấy giới thiệu và CMT: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[.D21]" office:value-type="string" office:string-value="f bộ" calcext:value-type="string">
            <text:p>f bộ</text:p>
          </table:table-cell>
          <table:table-cell table:formula="of:=[.D22]" office:value-type="string" office:string-value="d Nà Sản" calcext:value-type="string">
            <text:p>d Nà Sản</text:p>
          </table:table-cell>
          <table:table-cell table:formula="of:=[.D23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" office:value-type="string" calcext:value-type="string">
            <text:p>Đơn vị giao hàng:</text:p>
          </table:table-cell>
          <table:table-cell table:style-name="ce4" table:content-validation-name="val1" office:value-type="string" calcext:value-type="string">
            <text:p>f bộ</text:p>
          </table:table-cell>
          <table:table-cell table:style-name="ce5" office:value-type="string" calcext:value-type="string">
            <text:p>Số:</text:p>
          </table:table-cell>
          <table:table-cell table:style-name="ce5"/>
          <table:table-cell table:style-name="ce5" office:value-type="string" calcext:value-type="string">
            <text:p>Giá trị đến ngày:</text:p>
          </table:table-cell>
          <table:table-cell table:style-name="ce6"/>
          <table:table-cell table:number-columns-repeated="1016"/>
        </table:table-row>
        <table:table-row table:style-name="ro3">
          <table:table-cell table:number-columns-repeated="2"/>
          <table:table-cell table:style-name="ce2" office:value-type="string" calcext:value-type="string">
            <text:p>Đơn vị nhận hàng:</text:p>
          </table:table-cell>
          <table:table-cell table:style-name="ce4" table:content-validation-name="val1" office:value-type="string" calcext:value-type="string">
            <text:p>d Nà Sản</text:p>
          </table:table-cell>
          <table:table-cell table:style-name="ce5" office:value-type="string" calcext:value-type="string">
            <text:p>Ngày:</text:p>
          </table:table-cell>
          <table:table-cell table:style-name="ce5"/>
          <table:table-cell table:style-name="ce5" office:value-type="string" calcext:value-type="string">
            <text:p>Số xe:</text:p>
          </table:table-cell>
          <table:table-cell table:style-name="ce6"/>
          <table:table-cell table:number-columns-repeated="1016"/>
        </table:table-row>
        <table:table-row table:style-name="ro3">
          <table:table-cell table:number-columns-repeated="2"/>
          <table:table-cell table:style-name="ce2" office:value-type="string" calcext:value-type="string">
            <text:p>Tính chất xuất:</text:p>
          </table:table-cell>
          <table:table-cell table:style-name="ce4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2" office:value-type="string" calcext:value-type="string">
            <text:p>Theo lệnh (KH) số:</text:p>
          </table:table-cell>
          <table:table-cell table:style-name="ce4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2" office:value-type="string" calcext:value-type="string">
            <text:p>Người nhận hàng:</text:p>
          </table:table-cell>
          <table:table-cell table:style-name="ce4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2" office:value-type="string" calcext:value-type="string">
            <text:p>Giấy giới thiệu và CMT:</text:p>
          </table:table-cell>
          <table:table-cell table:style-name="ce4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form.H30" table:end-x="0.2083in" table:end-y="0.2181in" draw:z-index="1" draw:name="Rounded Rectangle 2" draw:style-name="gr1" draw:text-style-name="P2" svg:width="0.6996in" svg:height="0.2913in" svg:x="0.7398in" svg:y="0.1457in">
              <text:p text:style-name="P1"><text:span text:style-name="T1">+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TT</text:p>
          </table:table-cell>
          <table:table-cell table:style-name="ce2" office:value-type="string" calcext:value-type="string">
            <text:p>Mã số</text:p>
          </table:table-cell>
          <table:table-cell table:style-name="ce2" office:value-type="string" calcext:value-type="string">
            <text:p>Tên xăng dầu</text:p>
          </table:table-cell>
          <table:table-cell table:style-name="ce2" office:value-type="string" calcext:value-type="string">
            <text:p>Đơn giá</text:p>
          </table:table-cell>
          <table:table-cell table:style-name="ce2" office:value-type="string" calcext:value-type="string">
            <text:p>Số lượng</text:p>
          </table:table-cell>
          <table:table-cell table:style-name="ce2" office:value-type="string" calcext:value-type="string">
            <text:p>Thành tiền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17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3"/>
          <table:table-cell>
            <draw:custom-shape table:end-cell-address="form.D36" table:end-x="1.0827in" table:end-y="0.135in" draw:z-index="0" draw:name="Rounded Rectangle 1" draw:style-name="gr2" draw:text-style-name="P3" svg:width="0.9161in" svg:height="0.385in" svg:x="0.1665in" svg:y="0.1874in">
              <office:event-listeners>
                <script:event-listener script:language="ooo:script" script:event-name="dom:click" xlink:href="vnd.sun.star.script:VBAProject.Module1.saveData?language=Basic&amp;location=document" xlink:type="simple"/>
              </office:event-listeners>
              <text:p text:style-name="P1"><text:span text:style-name="T2">Sav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>
            <draw:custom-shape table:end-cell-address="form.F36" table:end-x="0.0504in" table:end-y="0.135in" draw:z-index="2" draw:name="Rounded Rectangle 4" draw:style-name="gr3" draw:text-style-name="P4" svg:width="0.9161in" svg:height="0.385in" svg:x="0.1354in" svg:y="0.1874in">
              <text:p text:style-name="P1"><text:span text:style-name="T2">Cancel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visibility="collapse" table:number-rows-repeated="104853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HIEU_XUA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tle_for_userform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erForm_Name</text:p>
          </table:table-cell>
          <table:table-cell office:value-type="string" calcext:value-type="string">
            <text:p>form_ca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NhapLieu</text:p>
          </table:table-cell>
          <table:table-cell office:value-type="string" calcext:value-type="string">
            <text:p>Nhập Xăng Dầ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NhapLieu_creat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4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Nhập xuất xăng dầu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form1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1.6591in" svg:height="0.8335in" svg:x="1.2618in" svg:y="3.3122in" draw:control="control1"/>
        </table:shapes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1" table:default-cell-style-name="ce8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el Name </text:p>
          </table:table-cell>
          <table:table-cell table:style-name="ce2" office:value-type="string" calcext:value-type="string">
            <text:p>Quatity</text:p>
          </table:table-cell>
          <table:table-cell table:style-name="ce2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923</text:p>
          </table:table-cell>
          <table:table-cell office:value-type="float" office:value="202" calcext:value-type="float">
            <text:p>202</text:p>
          </table:table-cell>
          <table:table-cell office:value-type="float" office:value="21021" calcext:value-type="float">
            <text:p>21021</text:p>
          </table:table-cell>
          <table:table-cell table:formula="of:=[.C2]*[.D2]" office:value-type="float" office:value="4246242" calcext:value-type="float">
            <text:p>4,246,24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 Nà Sản</text:p>
          </table:table-cell>
          <table:table-cell office:value-type="float" office:value="70" calcext:value-type="float">
            <text:p>70</text:p>
          </table:table-cell>
          <table:table-cell office:value-type="float" office:value="23335" calcext:value-type="float">
            <text:p>23335</text:p>
          </table:table-cell>
          <table:table-cell table:formula="of:=[.C3]*[.D3]" office:value-type="float" office:value="1633450" calcext:value-type="float">
            <text:p>1,633,4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Nà Sản</text:p>
          </table:table-cell>
          <table:table-cell office:value-type="float" office:value="1373" calcext:value-type="float">
            <text:p>1373</text:p>
          </table:table-cell>
          <table:table-cell office:value-type="float" office:value="23032" calcext:value-type="float">
            <text:p>23032</text:p>
          </table:table-cell>
          <table:table-cell table:formula="of:=[.C4]*[.D4]" office:value-type="float" office:value="31622936" calcext:value-type="float">
            <text:p>31,622,936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>
            <text:p>tt</text:p>
          </table:table-cell>
          <table:table-cell table:style-name="ce9" office:value-type="string" calcext:value-type="string">
            <text:p>loai nhap</text:p>
          </table:table-cell>
          <table:table-cell table:style-name="ce9" office:value-type="string" calcext:value-type="string">
            <text:p>dv</text:p>
          </table:table-cell>
          <table:table-cell table:style-name="ce11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el Name 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uatit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Kho cục XD</text:p>
          </table:table-cell>
          <table:table-cell table:style-name="ce2" office:value-type="string" calcext:value-type="string">
            <text:p>Kho K9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Kho cục XD</text:p>
          </table:table-cell>
          <table:table-cell table:style-name="ce2" office:value-type="string" calcext:value-type="string">
            <text:p>Kho 19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Kho cục XD</text:p>
          </table:table-cell>
          <table:table-cell table:style-name="ce2" office:value-type="string" calcext:value-type="string">
            <text:p>Kho66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Kho cục XD</text:p>
          </table:table-cell>
          <table:table-cell table:style-name="ce2" office:value-type="string" calcext:value-type="string">
            <text:p>Kho 67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Kho cục XD</text:p>
          </table:table-cell>
          <table:table-cell table:style-name="ce2" office:value-type="string" calcext:value-type="string">
            <text:p>Nhập QC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Kho cục XD</text:p>
          </table:table-cell>
          <table:table-cell table:style-name="ce2" office:value-type="string" calcext:value-type="string">
            <text:p>Kho K14 Cấp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style-name="ce2" office:value-type="string" calcext:value-type="string">
            <text:p>Kho K14 cấp</text:p>
          </table:table-cell>
          <table:table-cell table:style-name="ce2" office:value-type="string" calcext:value-type="string">
            <text:p>Kho K14 Cấp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Đơn vị khác</text:p>
          </table:table-cell>
          <table:table-cell table:style-name="ce2" office:value-type="string" calcext:value-type="string">
            <text:p>Sư đoàn 37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Đơn vị khác</text:p>
          </table:table-cell>
          <table:table-cell table:style-name="ce2" office:value-type="string" calcext:value-type="string">
            <text:p>Sư đoàn 37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Đơn vị khác</text:p>
          </table:table-cell>
          <table:table-cell table:style-name="ce2" office:value-type="string" calcext:value-type="string">
            <text:p>Trường SQKQ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Đơn vị khác</text:p>
          </table:table-cell>
          <table:table-cell table:style-name="ce2" office:value-type="string" calcext:value-type="string">
            <text:p>Bộ tham mưu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Đơn vị khác</text:p>
          </table:table-cell>
          <table:table-cell table:style-name="ce2" office:value-type="string" calcext:value-type="string">
            <text:p>Lữ đoàn 9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ua PC</text:p>
          </table:table-cell>
          <table:table-cell table:style-name="ce2" office:value-type="string" calcext:value-type="string">
            <text:p>Công ty XDQĐ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ua PC</text:p>
          </table:table-cell>
          <table:table-cell table:style-name="ce2" office:value-type="string" calcext:value-type="string">
            <text:p>Cty XDPVOil HP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ua PC</text:p>
          </table:table-cell>
          <table:table-cell table:style-name="ce2" office:value-type="string" calcext:value-type="string">
            <text:p>Cty XD Minh Đức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ua PC</text:p>
          </table:table-cell>
          <table:table-cell table:style-name="ce2" office:value-type="string" calcext:value-type="string">
            <text:p>CTXD Lưu Nga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ua PC</text:p>
          </table:table-cell>
          <table:table-cell table:style-name="ce2" office:value-type="string" calcext:value-type="string">
            <text:p>Mua công tác lẻ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Hạch toán(NM)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QPQT-2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Nhà máy A3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Nhà máy A4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Viettel S125V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Đổi hàng D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Nhập khác</text:p>
          </table:table-cell>
          <table:table-cell table:style-name="ce2" office:value-type="string" calcext:value-type="string">
            <text:p>Nhập hạ cấp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 office:value-type="float" office:value="25" calcext:value-type="float">
            <text:p>25</text:p>
          </table:table-cell>
          <table:table-cell table:number-columns-repeated="2" table:style-name="ce10" office:value-type="float" office:value="371" calcext:value-type="float">
            <text:p>371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hboard" table:style-name="ta5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Import Fil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_data_from_file?language=Basic&amp;location=document" xlink:type="simple"/>
              </office:event-listeners>
            </form:button>
            <form:button form:name="Button 3" form:control-implementation="ooo:com.sun.star.form.component.CommandButton" xml:id="control3" form:id="control3" form:label="Im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form1?language=Basic&amp;location=document" xlink:type="simple"/>
              </office:event-listeners>
            </form:button>
            <form:button form:name="Button 4" form:control-implementation="ooo:com.sun.star.form.component.CommandButton" xml:id="control4" form:id="control4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form1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1.2094in" svg:height="0.5524in" svg:x="2.4106in" svg:y="3.3437in" draw:control="control2"/>
          <draw:control draw:z-index="1" draw:style-name="gr4" draw:text-style-name="P5" svg:width="1.6591in" svg:height="0.6146in" svg:x="4.2673in" svg:y="2.8748in" draw:control="control3"/>
          <draw:control draw:z-index="2" draw:style-name="gr4" draw:text-style-name="P5" svg:width="1.6591in" svg:height="0.6146in" svg:x="4.278in" svg:y="3.8024in" draw:control="control4"/>
        </table:shapes>
        <table:table-column table:style-name="co21" table:number-columns-repeated="1024" table:default-cell-style-name="ce1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O_CAO_NXT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 table:number-columns-spanned="5" table:number-rows-spanned="2">
            <text:p>Sư Đoàn 371</text:p>
          </table:table-cell>
          <table:covered-table-cell table:number-columns-repeated="4" table:style-name="ce14"/>
          <table:table-cell table:style-name="ce15" table:number-columns-repeated="16"/>
          <table:table-cell table:number-columns-repeated="1003"/>
        </table:table-row>
        <table:table-row table:style-name="ro1">
          <table:covered-table-cell table:number-columns-repeated="5" table:style-name="ce14"/>
          <table:table-cell table:style-name="ce13" office:value-type="string" calcext:value-type="string" table:number-columns-spanned="7" table:number-rows-spanned="1">
            <text:p>BÁO CÁO NHẬP - XUẤT - TỒN XĂNG DẦU MỠ</text:p>
          </table:table-cell>
          <table:covered-table-cell table:number-columns-repeated="6" table:style-name="ce14"/>
          <table:table-cell table:style-name="ce14" table:number-columns-repeated="8"/>
          <table:table-cell table:style-name="ce15"/>
          <table:table-cell table:number-columns-repeated="1003"/>
        </table:table-row>
        <table:table-row table:style-name="ro1">
          <table:table-cell table:style-name="ce15" table:number-columns-repeated="5"/>
          <table:table-cell table:style-name="ce28" office:value-type="string" calcext:value-type="string" table:number-columns-spanned="7" table:number-rows-spanned="1">
            <text:p>Từ ngày 1/1/2024 đến ngày 31/12/2024</text:p>
          </table:table-cell>
          <table:covered-table-cell table:number-columns-repeated="6" table:style-name="ce31"/>
          <table:table-cell table:style-name="ce31" table:number-columns-repeated="8"/>
          <table:table-cell table:style-name="ce15"/>
          <table:table-cell table:number-columns-repeated="1003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Đơn vị</text:p>
          </table:table-cell>
          <table:table-cell table:style-name="ce15" table:number-columns-repeated="17"/>
          <table:table-cell table:number-columns-repeated="1003"/>
        </table:table-row>
        <table:table-row table:style-name="ro1">
          <table:table-cell table:style-name="ce15" table:number-columns-repeated="21"/>
          <table:table-cell table:number-columns-repeated="1003"/>
        </table:table-row>
        <table:table-row table:style-name="ro1">
          <table:table-cell table:style-name="ce15" table:number-columns-repeated="2"/>
          <table:table-cell table:style-name="ce20" office:value-type="string" calcext:value-type="string" table:number-columns-spanned="5" table:number-rows-spanned="1">
            <text:p>Nhập xuất trong tháng (NXT)</text:p>
          </table:table-cell>
          <table:covered-table-cell table:number-columns-repeated="4" table:style-name="ce24"/>
          <table:table-cell table:style-name="ce15" table:number-columns-repeated="14"/>
          <table:table-cell table:number-columns-repeated="1003"/>
        </table:table-row>
        <table:table-row table:style-name="ro1">
          <table:table-cell table:style-name="ce15"/>
          <table:table-cell table:style-name="ce16" office:value-type="string" calcext:value-type="string" table:number-columns-spanned="1" table:number-rows-spanned="3">
            <text:p>stt</text:p>
          </table:table-cell>
          <table:table-cell table:style-name="ce21" office:value-type="string" calcext:value-type="string" table:number-columns-spanned="1" table:number-rows-spanned="3">
            <text:p>TÊN MÃ KÝ HIỆU </text:p>
            <text:p>XĂNG DẦU</text:p>
          </table:table-cell>
          <table:table-cell table:style-name="ce16" office:value-type="string" calcext:value-type="string" table:number-columns-spanned="3" table:number-rows-spanned="1">
            <text:p>Tồn 01/01/2024</text:p>
          </table:table-cell>
          <table:covered-table-cell table:style-name="ce27"/>
          <table:covered-table-cell table:style-name="ce29"/>
          <table:table-cell table:style-name="ce16" office:value-type="string" calcext:value-type="string" table:number-columns-spanned="4" table:number-rows-spanned="1">
            <text:p>NHẬP</text:p>
          </table:table-cell>
          <table:covered-table-cell table:number-columns-repeated="2" table:style-name="ce27"/>
          <table:covered-table-cell table:style-name="ce29"/>
          <table:table-cell table:style-name="ce21" office:value-type="string" calcext:value-type="string" table:number-columns-spanned="1" table:number-rows-spanned="3">
            <text:p>TỔNG </text:p>
            <text:p>CÓ</text:p>
          </table:table-cell>
          <table:table-cell table:style-name="ce16" office:value-type="string" calcext:value-type="string" table:number-columns-spanned="5" table:number-rows-spanned="1">
            <text:p>XUẤT</text:p>
          </table:table-cell>
          <table:covered-table-cell table:number-columns-repeated="3" table:style-name="ce27"/>
          <table:covered-table-cell table:style-name="ce29"/>
          <table:table-cell table:style-name="ce34" office:value-type="string" calcext:value-type="string" table:number-columns-spanned="3" table:number-rows-spanned="1">
            <text:p>TỒN 31/12/2024</text:p>
          </table:table-cell>
          <table:covered-table-cell table:number-columns-repeated="2" table:style-name="ce34"/>
          <table:table-cell table:style-name="ce35"/>
          <table:table-cell table:style-name="ce37" office:value-type="string" calcext:value-type="string">
            <text:p>DMMH.tt</text:p>
          </table:table-cell>
          <table:table-cell table:number-columns-repeated="1003"/>
        </table:table-row>
        <table:table-row table:style-name="ro1">
          <table:table-cell table:style-name="ce15"/>
          <table:covered-table-cell table:style-name="ce17"/>
          <table:covered-table-cell table:style-name="ce22"/>
          <table:table-cell table:style-name="ce25" office:value-type="string" calcext:value-type="string" table:number-columns-spanned="1" table:number-rows-spanned="2">
            <text:p>Thường</text:p>
            <text:p>xuyên</text:p>
          </table:table-cell>
          <table:table-cell table:style-name="ce25" office:value-type="string" calcext:value-type="string" table:number-columns-spanned="1" table:number-rows-spanned="2">
            <text:p>Dự trữ</text:p>
            <text:p>SSCĐ</text:p>
          </table:table-cell>
          <table:table-cell table:style-name="ce30" office:value-type="string" calcext:value-type="string" table:number-columns-spanned="1" table:number-rows-spanned="2">
            <text:p>Cộng</text:p>
          </table:table-cell>
          <table:table-cell table:style-name="ce30" office:value-type="string" calcext:value-type="string" table:number-columns-spanned="2" table:number-rows-spanned="1">
            <text:p>Qua binh chủng</text:p>
          </table:table-cell>
          <table:covered-table-cell table:style-name="ce32"/>
          <table:table-cell table:style-name="ce25" office:value-type="string" calcext:value-type="string" table:number-columns-spanned="1" table:number-rows-spanned="2">
            <text:p>Nhập</text:p>
            <text:p>khác</text:p>
          </table:table-cell>
          <table:table-cell table:style-name="ce25" office:value-type="string" calcext:value-type="string" table:number-columns-spanned="1" table:number-rows-spanned="2">
            <text:p>Cộng</text:p>
            <text:p>nhập</text:p>
          </table:table-cell>
          <table:covered-table-cell table:style-name="ce17"/>
          <table:table-cell table:style-name="ce30" office:value-type="string" calcext:value-type="string" table:number-columns-spanned="3" table:number-rows-spanned="1">
            <text:p>Hạn mức</text:p>
          </table:table-cell>
          <table:covered-table-cell table:style-name="ce33"/>
          <table:covered-table-cell table:style-name="ce32"/>
          <table:table-cell table:style-name="ce30" office:value-type="string" calcext:value-type="string" table:number-columns-spanned="1" table:number-rows-spanned="2">
            <text:p>Khác</text:p>
          </table:table-cell>
          <table:table-cell table:style-name="ce30" office:value-type="string" calcext:value-type="string" table:number-columns-spanned="1" table:number-rows-spanned="2">
            <text:p>Cộng</text:p>
          </table:table-cell>
          <table:table-cell table:style-name="ce25" office:value-type="string" calcext:value-type="string" table:number-columns-spanned="1" table:number-rows-spanned="2">
            <text:p>Thường </text:p>
            <text:p>xuyên</text:p>
          </table:table-cell>
          <table:table-cell table:style-name="ce25" office:value-type="string" calcext:value-type="string" table:number-columns-spanned="1" table:number-rows-spanned="2">
            <text:p>Dự trữ</text:p>
            <text:p>SSCĐ</text:p>
          </table:table-cell>
          <table:table-cell table:style-name="ce30" office:value-type="string" calcext:value-type="string" table:number-columns-spanned="1" table:number-rows-spanned="2">
            <text:p>Cộng</text:p>
          </table:table-cell>
          <table:table-cell table:style-name="ce36"/>
          <table:table-cell table:style-name="ce15"/>
          <table:table-cell table:number-columns-repeated="1003"/>
        </table:table-row>
        <table:table-row table:style-name="ro4">
          <table:table-cell table:style-name="ce15"/>
          <table:covered-table-cell table:style-name="ce18"/>
          <table:covered-table-cell table:style-name="ce23"/>
          <table:covered-table-cell table:number-columns-repeated="3" table:style-name="ce26"/>
          <table:table-cell table:style-name="ce30" office:value-type="string" calcext:value-type="string">
            <text:p>Hiện vật</text:p>
          </table:table-cell>
          <table:table-cell table:style-name="ce30" office:value-type="string" calcext:value-type="string">
            <text:p>Phân cấp</text:p>
          </table:table-cell>
          <table:covered-table-cell table:number-columns-repeated="2" table:style-name="ce26"/>
          <table:covered-table-cell table:style-name="ce18"/>
          <table:table-cell table:style-name="ce25" office:value-type="string" calcext:value-type="string">
            <text:p>Tiêu thụ </text:p>
            <text:p>xe máy</text:p>
          </table:table-cell>
          <table:table-cell table:style-name="ce25" office:value-type="string" calcext:value-type="string">
            <text:p>BQ, BD,</text:p>
            <text:p>Sửa chữa</text:p>
          </table:table-cell>
          <table:table-cell table:style-name="ce25" office:value-type="string" calcext:value-type="string">
            <text:p>Hạo</text:p>
            <text:p>hụt</text:p>
          </table:table-cell>
          <table:covered-table-cell table:number-columns-repeated="2" table:style-name="ce26"/>
          <table:covered-table-cell table:style-name="ce30"/>
          <table:covered-table-cell table:number-columns-repeated="2" table:style-name="ce26"/>
          <table:table-cell table:style-name="ce36"/>
          <table:table-cell table:style-name="ce15"/>
          <table:table-cell table:number-columns-repeated="1003"/>
        </table:table-row>
        <table:table-row table:style-name="ro1">
          <table:table-cell table:style-name="ce15"/>
          <table:table-cell table:style-name="ce19"/>
          <table:table-cell table:style-name="ce19" office:value-type="string" calcext:value-type="string">
            <text:p>Tổng cộng nhiên liệu</text:p>
          </table:table-cell>
          <table:table-cell table:style-name="ce19" table:number-columns-repeated="16"/>
          <table:table-cell table:style-name="ce36"/>
          <table:table-cell table:style-name="ce15"/>
          <table:table-cell table:number-columns-repeated="1003"/>
        </table:table-row>
        <table:table-row table:style-name="ro1">
          <table:table-cell table:style-name="ce15"/>
          <table:table-cell table:style-name="ce19"/>
          <table:table-cell table:style-name="ce19" office:value-type="string" calcext:value-type="string">
            <text:p>Xăng dầu chính phẩm</text:p>
          </table:table-cell>
          <table:table-cell table:style-name="ce19" table:number-columns-repeated="2"/>
          <table:table-cell table:style-name="ce19" office:value-type="string" calcext:value-type="string">
            <text:p>fasdf</text:p>
          </table:table-cell>
          <table:table-cell table:style-name="ce19" table:number-columns-repeated="13"/>
          <table:table-cell table:style-name="ce36"/>
          <table:table-cell table:style-name="ce15"/>
          <table:table-cell table:number-columns-repeated="1003"/>
        </table:table-row>
        <table:table-row table:style-name="ro1">
          <table:table-cell table:style-name="ce15"/>
          <table:table-cell table:style-name="ce19"/>
          <table:table-cell table:style-name="ce19" office:value-type="string" calcext:value-type="string">
            <text:p>Nhiên liệu</text:p>
          </table:table-cell>
          <table:table-cell table:style-name="ce19" table:number-columns-repeated="16"/>
          <table:table-cell table:style-name="ce36"/>
          <table:table-cell table:style-name="ce15"/>
          <table:table-cell table:number-columns-repeated="1003"/>
        </table:table-row>
        <table:table-row table:style-name="ro1" table:number-rows-repeated="7">
          <table:table-cell table:style-name="ce15"/>
          <table:table-cell table:style-name="ce19" table:number-columns-repeated="18"/>
          <table:table-cell table:style-name="ce36"/>
          <table:table-cell table:style-name="ce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5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O_CAI" table:style-name="ta7">
        <office:forms form:automatic-focus="false" form:apply-design-mode="false"/>
        <table:table-column table:style-name="co1" table:default-cell-style-name="Default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5" table:default-cell-style-name="ce38"/>
        <table:table-column table:style-name="co19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7" table:default-cell-style-name="Default"/>
        <table:table-column table:style-name="co30" table:default-cell-style-name="Default"/>
        <table:table-column table:style-name="co28" table:default-cell-style-name="ce8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999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9" table:number-columns-repeated="5"/>
          <table:table-cell table:number-columns-repeated="14"/>
          <table:table-cell table:style-name="ce48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>
            <text:p>TT</text:p>
          </table:table-cell>
          <table:table-cell table:style-name="ce9" office:value-type="string" calcext:value-type="string">
            <text:p>dvi</text:p>
          </table:table-cell>
          <table:table-cell table:style-name="ce9" office:value-type="string" calcext:value-type="string">
            <text:p>ngay</text:p>
          </table:table-cell>
          <table:table-cell table:style-name="ce9" office:value-type="string" calcext:value-type="string">
            <text:p>ma_xd</text:p>
          </table:table-cell>
          <table:table-cell table:style-name="ce9" office:value-type="string" calcext:value-type="string">
            <text:p>Ten_XD</text:p>
          </table:table-cell>
          <table:table-cell table:style-name="ce9" office:value-type="string" calcext:value-type="string">
            <text:p>chung_loai</text:p>
          </table:table-cell>
          <table:table-cell table:style-name="ce9" office:value-type="string" calcext:value-type="string">
            <text:p>loai_phieu</text:p>
          </table:table-cell>
          <table:table-cell table:style-name="ce9" office:value-type="string" calcext:value-type="string">
            <text:p>so</text:p>
          </table:table-cell>
          <table:table-cell table:style-name="ce9" office:value-type="string" calcext:value-type="string">
            <text:p>theo_lenh_so</text:p>
          </table:table-cell>
          <table:table-cell table:style-name="ce9" office:value-type="string" calcext:value-type="string">
            <text:p>nhiem_vu</text:p>
          </table:table-cell>
          <table:table-cell table:style-name="ce9" office:value-type="string" calcext:value-type="string">
            <text:p>nguoi_nhan_hang</text:p>
          </table:table-cell>
          <table:table-cell table:style-name="ce9" office:value-type="string" calcext:value-type="string">
            <text:p>so_xe</text:p>
          </table:table-cell>
          <table:table-cell table:style-name="ce9" office:value-type="string" calcext:value-type="string">
            <text:p>chat_luong</text:p>
          </table:table-cell>
          <table:table-cell table:style-name="ce44" office:value-type="string" calcext:value-type="string">
            <text:p>phai_xuat</text:p>
          </table:table-cell>
          <table:table-cell table:style-name="ce44" office:value-type="string" calcext:value-type="string">
            <text:p>nhiet_do_tt</text:p>
          </table:table-cell>
          <table:table-cell table:style-name="ce9" office:value-type="string" calcext:value-type="string">
            <text:p>ti_trong</text:p>
          </table:table-cell>
          <table:table-cell table:style-name="ce9" office:value-type="string" calcext:value-type="string">
            <text:p>he_so_vcf</text:p>
          </table:table-cell>
          <table:table-cell table:style-name="ce44" office:value-type="string" calcext:value-type="string">
            <text:p>thuc_xuat</text:p>
          </table:table-cell>
          <table:table-cell table:style-name="ce9" office:value-type="string" calcext:value-type="string">
            <text:p>don_gia</text:p>
          </table:table-cell>
          <table:table-cell table:style-name="ce49" office:value-type="string" calcext:value-type="string">
            <text:p>thanh_tien</text:p>
          </table:table-cell>
          <table:table-cell table:number-columns-repeated="2"/>
          <table:table-cell table:style-name="ce9" office:value-type="string" calcext:value-type="string">
            <text:p>tt</text:p>
          </table:table-cell>
          <table:table-cell table:style-name="ce9" office:value-type="string" calcext:value-type="string">
            <text:p>dv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923</text:p>
          </table:table-cell>
          <table:table-cell table:style-name="ce9" office:value-type="string" calcext:value-type="string">
            <text:p>22/10/2022</text:p>
          </table:table-cell>
          <table:table-cell table:style-name="ce9" office:value-type="string" calcext:value-type="string">
            <text:p>F001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xang o t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999" calcext:value-type="float">
            <text:p>7999</text:p>
          </table:table-cell>
          <table:table-cell table:style-name="ce45" office:value-type="float" office:value="20413" calcext:value-type="float">
            <text:p>20,413</text:p>
          </table:table-cell>
          <table:table-cell table:style-name="ce45" table:formula="of:=[.T11]*[.S11]" office:value-type="float" office:value="163283587" calcext:value-type="float">
            <text:p>163,283,587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e916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923</text:p>
          </table:table-cell>
          <table:table-cell table:style-name="ce9" office:value-type="string" calcext:value-type="string">
            <text:p>23/10/2022</text:p>
          </table:table-cell>
          <table:table-cell table:style-name="ce9" office:value-type="string" calcext:value-type="string">
            <text:p>F001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xang o t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25" calcext:value-type="float">
            <text:p>8025</text:p>
          </table:table-cell>
          <table:table-cell table:style-name="ce45" office:value-type="float" office:value="24143" calcext:value-type="float">
            <text:p>24,143</text:p>
          </table:table-cell>
          <table:table-cell table:style-name="ce45" table:formula="of:=[.T12]*[.S12]" office:value-type="float" office:value="193747575" calcext:value-type="float">
            <text:p>193,747,57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e921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923</text:p>
          </table:table-cell>
          <table:table-cell table:style-name="ce9" office:value-type="string" calcext:value-type="string">
            <text:p>24/10/2022</text:p>
          </table:table-cell>
          <table:table-cell table:style-name="ce9" office:value-type="string" calcext:value-type="string">
            <text:p>F001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xang o t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51" calcext:value-type="float">
            <text:p>8051</text:p>
          </table:table-cell>
          <table:table-cell table:style-name="ce45" office:value-type="float" office:value="22120" calcext:value-type="float">
            <text:p>22,120</text:p>
          </table:table-cell>
          <table:table-cell table:style-name="ce45" table:formula="of:=[.T13]*[.S13]" office:value-type="float" office:value="178088120" calcext:value-type="float">
            <text:p>178,088,120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e923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923</text:p>
          </table:table-cell>
          <table:table-cell table:style-name="ce9" office:value-type="string" calcext:value-type="string">
            <text:p>25/10/2022</text:p>
          </table:table-cell>
          <table:table-cell table:style-name="ce9" office:value-type="string" calcext:value-type="string">
            <text:p>F001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xang o t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77" calcext:value-type="float">
            <text:p>8077</text:p>
          </table:table-cell>
          <table:table-cell table:style-name="ce45" office:value-type="float" office:value="21865" calcext:value-type="float">
            <text:p>21,865</text:p>
          </table:table-cell>
          <table:table-cell table:style-name="ce45" table:formula="of:=[.T14]*[.S14]" office:value-type="float" office:value="176603605" calcext:value-type="float">
            <text:p>176,603,605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e927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e921</text:p>
          </table:table-cell>
          <table:table-cell table:style-name="ce9" office:value-type="string" calcext:value-type="string">
            <text:p>23/10/2022</text:p>
          </table:table-cell>
          <table:table-cell table:style-name="ce9" office:value-type="string" calcext:value-type="string">
            <text:p>F002</text:p>
          </table:table-cell>
          <table:table-cell table:style-name="ce2" office:value-type="string" calcext:value-type="string">
            <text:p>Xăng A80</text:p>
          </table:table-cell>
          <table:table-cell table:style-name="ce2" office:value-type="string" calcext:value-type="string">
            <text:p>xang o t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103" calcext:value-type="float">
            <text:p>8103</text:p>
          </table:table-cell>
          <table:table-cell table:style-name="ce45" office:value-type="float" office:value="12489" calcext:value-type="float">
            <text:p>12,489</text:p>
          </table:table-cell>
          <table:table-cell table:style-name="ce45" table:formula="of:=[.T15]*[.S15]" office:value-type="float" office:value="101198367" calcext:value-type="float">
            <text:p>101,198,367</text:p>
          </table:table-cell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d Nội Bài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921</text:p>
          </table:table-cell>
          <table:table-cell table:style-name="ce9" office:value-type="string" calcext:value-type="string">
            <text:p>27/10/2022</text:p>
          </table:table-cell>
          <table:table-cell table:style-name="ce9" office:value-type="string" calcext:value-type="string">
            <text:p>F002</text:p>
          </table:table-cell>
          <table:table-cell table:style-name="ce2" office:value-type="string" calcext:value-type="string">
            <text:p>Xăng A80</text:p>
          </table:table-cell>
          <table:table-cell table:style-name="ce2" office:value-type="string" calcext:value-type="string">
            <text:p>xang o t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129" calcext:value-type="float">
            <text:p>8129</text:p>
          </table:table-cell>
          <table:table-cell table:style-name="ce45" office:value-type="float" office:value="17751" calcext:value-type="float">
            <text:p>17,751</text:p>
          </table:table-cell>
          <table:table-cell table:style-name="ce45" table:formula="of:=[.T16]*[.S16]" office:value-type="float" office:value="144297879" calcext:value-type="float">
            <text:p>144,297,879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d Nà Sản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e916</text:p>
          </table:table-cell>
          <table:table-cell table:style-name="ce9" office:value-type="string" calcext:value-type="string">
            <text:p>28/10/2022</text:p>
          </table:table-cell>
          <table:table-cell table:style-name="ce9" office:value-type="string" calcext:value-type="string">
            <text:p>F003</text:p>
          </table:table-cell>
          <table:table-cell table:style-name="ce2" office:value-type="string" calcext:value-type="string">
            <text:p>Do 0.05 % S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155" calcext:value-type="float">
            <text:p>8155</text:p>
          </table:table-cell>
          <table:table-cell table:style-name="ce45" office:value-type="float" office:value="24699" calcext:value-type="float">
            <text:p>24,699</text:p>
          </table:table-cell>
          <table:table-cell table:style-name="ce45" table:formula="of:=[.T17]*[.S17]" office:value-type="float" office:value="201420345" calcext:value-type="float">
            <text:p>201,420,345</text:p>
          </table:table-cell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style-name="ce2" office:value-type="string" calcext:value-type="string">
            <text:p>d Kiến An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916</text:p>
          </table:table-cell>
          <table:table-cell table:style-name="ce9" office:value-type="string" calcext:value-type="string">
            <text:p>15/11/2022</text:p>
          </table:table-cell>
          <table:table-cell table:style-name="ce9" office:value-type="string" calcext:value-type="string">
            <text:p>F003</text:p>
          </table:table-cell>
          <table:table-cell table:style-name="ce2" office:value-type="string" calcext:value-type="string">
            <text:p>Do 0.05 % S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181" calcext:value-type="float">
            <text:p>8181</text:p>
          </table:table-cell>
          <table:table-cell table:style-name="ce45" office:value-type="float" office:value="21328" calcext:value-type="float">
            <text:p>21,328</text:p>
          </table:table-cell>
          <table:table-cell table:style-name="ce45" table:formula="of:=[.T18]*[.S18]" office:value-type="float" office:value="174484368" calcext:value-type="float">
            <text:p>174,484,368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2" office:value-type="string" calcext:value-type="string">
            <text:p>d Vinh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e916</text:p>
          </table:table-cell>
          <table:table-cell table:style-name="ce9" office:value-type="string" calcext:value-type="string">
            <text:p>15/11/2023</text:p>
          </table:table-cell>
          <table:table-cell table:style-name="ce9" office:value-type="string" calcext:value-type="string">
            <text:p>F003</text:p>
          </table:table-cell>
          <table:table-cell table:style-name="ce2" office:value-type="string" calcext:value-type="string">
            <text:p>Do 0.05 % S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207" calcext:value-type="float">
            <text:p>8207</text:p>
          </table:table-cell>
          <table:table-cell table:style-name="ce45" office:value-type="float" office:value="13163" calcext:value-type="float">
            <text:p>13,163</text:p>
          </table:table-cell>
          <table:table-cell table:style-name="ce45" table:formula="of:=[.T19]*[.S19]" office:value-type="float" office:value="108028741" calcext:value-type="float">
            <text:p>108,028,741</text:p>
          </table:table-cell>
          <table:table-cell table:number-columns-repeated="2"/>
          <table:table-cell table:style-name="ce9" office:value-type="float" office:value="9" calcext:value-type="float">
            <text:p>9</text:p>
          </table:table-cell>
          <table:table-cell table:style-name="ce2" office:value-type="string" calcext:value-type="string">
            <text:p>f bộ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916</text:p>
          </table:table-cell>
          <table:table-cell table:style-name="ce9" office:value-type="string" calcext:value-type="string">
            <text:p>15/11/2024</text:p>
          </table:table-cell>
          <table:table-cell table:style-name="ce9" office:value-type="string" calcext:value-type="string">
            <text:p>F003</text:p>
          </table:table-cell>
          <table:table-cell table:style-name="ce2" office:value-type="string" calcext:value-type="string">
            <text:p>Do 0.05 % S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233" calcext:value-type="float">
            <text:p>8233</text:p>
          </table:table-cell>
          <table:table-cell table:style-name="ce45" office:value-type="float" office:value="13163" calcext:value-type="float">
            <text:p>13,163</text:p>
          </table:table-cell>
          <table:table-cell table:style-name="ce45" table:formula="of:=[.T20]*[.S20]" office:value-type="float" office:value="108370979" calcext:value-type="float">
            <text:p>108,370,979</text:p>
          </table:table-cell>
          <table:table-cell table:number-columns-repeated="1003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e916</text:p>
          </table:table-cell>
          <table:table-cell table:style-name="ce9" office:value-type="string" calcext:value-type="string">
            <text:p>15/11/2025</text:p>
          </table:table-cell>
          <table:table-cell table:style-name="ce9" office:value-type="string" calcext:value-type="string">
            <text:p>F003</text:p>
          </table:table-cell>
          <table:table-cell table:style-name="ce2" office:value-type="string" calcext:value-type="string">
            <text:p>Do 0.05 % S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259" calcext:value-type="float">
            <text:p>8259</text:p>
          </table:table-cell>
          <table:table-cell table:style-name="ce45" office:value-type="float" office:value="13163" calcext:value-type="float">
            <text:p>13,163</text:p>
          </table:table-cell>
          <table:table-cell table:style-name="ce45" table:formula="of:=[.T21]*[.S21]" office:value-type="float" office:value="108713217" calcext:value-type="float">
            <text:p>108,713,217</text:p>
          </table:table-cell>
          <table:table-cell table:number-columns-repeated="1003"/>
        </table:table-row>
        <table:table-row table:style-name="ro1">
          <table:table-cell/>
          <table:table-cell table:style-name="ce40" office:value-type="float" office:value="12" calcext:value-type="float">
            <text:p>12</text:p>
          </table:table-cell>
          <table:table-cell table:style-name="ce40" office:value-type="string" calcext:value-type="string">
            <text:p>e916</text:p>
          </table:table-cell>
          <table:table-cell table:style-name="ce40" office:value-type="string" calcext:value-type="string">
            <text:p>15/11/2026</text:p>
          </table:table-cell>
          <table:table-cell table:style-name="ce40" office:value-type="string" calcext:value-type="string">
            <text:p>F003</text:p>
          </table:table-cell>
          <table:table-cell table:style-name="ce42" office:value-type="string" calcext:value-type="string">
            <text:p>Do 0.05 % S</text:p>
          </table:table-cell>
          <table:table-cell table:style-name="ce42" office:value-type="string" calcext:value-type="string">
            <text:p>Diesel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305-hc</text:p>
          </table:table-cell>
          <table:table-cell table:style-name="ce42" office:value-type="string" calcext:value-type="string">
            <text:p>Nhập hạn mức xăng dầu</text:p>
          </table:table-cell>
          <table:table-cell table:style-name="ce42" office:value-type="string" calcext:value-type="string">
            <text:p>đc Giang</text:p>
          </table:table-cell>
          <table:table-cell table:style-name="ce42" office:value-type="string" calcext:value-type="string">
            <text:p>QA 31 4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055" calcext:value-type="float">
            <text:p>8055</text:p>
          </table:table-cell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285" calcext:value-type="float">
            <text:p>8285</text:p>
          </table:table-cell>
          <table:table-cell table:style-name="ce46" office:value-type="float" office:value="13163" calcext:value-type="float">
            <text:p>13,163</text:p>
          </table:table-cell>
          <table:table-cell table:style-name="ce46" table:formula="of:=[.T22]*[.S22]" office:value-type="float" office:value="109055455" calcext:value-type="float">
            <text:p>109,055,455</text:p>
          </table:table-cell>
          <table:table-cell table:number-columns-repeated="1003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XD</text:p>
          </table:table-cell>
          <table:table-cell table:style-name="ce9" office:value-type="string" calcext:value-type="string">
            <text:p>15/11/2027</text:p>
          </table:table-cell>
          <table:table-cell table:style-name="ce9" office:value-type="string" calcext:value-type="string">
            <text:p>F003</text:p>
          </table:table-cell>
          <table:table-cell table:style-name="ce2" office:value-type="string" calcext:value-type="string">
            <text:p>Do 0.05 % S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305-hc</text:p>
          </table:table-cell>
          <table:table-cell table:style-name="ce2" office:value-type="string" calcext:value-type="string">
            <text:p>Nhập hạn mức xăng dầu</text:p>
          </table:table-cell>
          <table:table-cell table:style-name="ce2" office:value-type="string" calcext:value-type="string">
            <text:p>đc Giang</text:p>
          </table:table-cell>
          <table:table-cell table:style-name="ce2" office:value-type="string" calcext:value-type="string">
            <text:p>QA 31 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311" calcext:value-type="float">
            <text:p>8311</text:p>
          </table:table-cell>
          <table:table-cell table:style-name="ce45" office:value-type="float" office:value="13163" calcext:value-type="float">
            <text:p>13,163</text:p>
          </table:table-cell>
          <table:table-cell table:style-name="ce45" table:formula="of:=[.T23]*[.S23]" office:value-type="float" office:value="109397693" calcext:value-type="float">
            <text:p>109,397,693</text:p>
          </table:table-cell>
          <table:table-cell table:number-columns-repeated="1003"/>
        </table:table-row>
        <table:table-row table:style-name="ro5">
          <table:table-cell table:style-name="ce6"/>
          <table:table-cell table:style-name="ce11" table:number-columns-repeated="4"/>
          <table:table-cell table:style-name="ce6" table:number-columns-repeated="14"/>
          <table:table-cell table:style-name="ce47" table:number-columns-repeated="2"/>
          <table:table-cell table:style-name="ce6" table:number-columns-repeated="1003"/>
        </table:table-row>
        <table:table-row table:style-name="ro1" table:number-rows-repeated="8">
          <table:table-cell table:style-name="ce6"/>
          <table:table-cell table:style-name="ce11" table:number-columns-repeated="4"/>
          <table:table-cell table:style-name="ce6" table:number-columns-repeated="14"/>
          <table:table-cell table:style-name="ce47" table:number-columns-repeated="2"/>
          <table:table-cell table:style-name="ce6" table:number-columns-repeated="1003"/>
        </table:table-row>
        <table:table-row table:style-name="ro1">
          <table:table-cell table:style-name="ce6"/>
          <table:table-cell table:style-name="ce11" table:number-columns-repeated="4"/>
          <table:table-cell table:style-name="ce6" table:number-columns-repeated="5"/>
          <table:table-cell table:style-name="ce43"/>
          <table:table-cell table:style-name="ce6" table:number-columns-repeated="8"/>
          <table:table-cell table:style-name="ce47" table:number-columns-repeated="2"/>
          <table:table-cell table:style-name="ce6" table:number-columns-repeated="1003"/>
        </table:table-row>
        <table:table-row table:style-name="ro1">
          <table:table-cell table:style-name="ce6"/>
          <table:table-cell table:style-name="ce11" table:number-columns-repeated="4"/>
          <table:table-cell table:style-name="ce6" table:number-columns-repeated="5"/>
          <table:table-cell table:style-name="ce6">
            <office:annotation draw:style-name="gr5" draw:text-style-name="P7" svg:width="2.7748in" svg:height="1.0417in" svg:x="11.1535in" svg:y="7.0728in" draw:caption-point-x="-0.1602in" draw:caption-point-y="0.1083in">
              <dc:date>2024-09-09T00:00:00</dc:date>
              <text:p text:style-name="P6">Để cập nhật công thức, chọn vào vùng có công thức BS_SQL nhấn CTRL+SHIFT+A hoặc từ menu A-Tools.</text:p>
            </office:annotation>
          </table:table-cell>
          <table:table-cell table:style-name="ce6" table:number-columns-repeated="8"/>
          <table:table-cell table:style-name="ce47" table:number-columns-repeated="2"/>
          <table:table-cell table:style-name="ce6" table:number-columns-repeated="1003"/>
        </table:table-row>
        <table:table-row table:style-name="ro1" table:number-rows-repeated="2">
          <table:table-cell table:style-name="ce6"/>
          <table:table-cell table:style-name="ce11" table:number-columns-repeated="4"/>
          <table:table-cell table:style-name="ce6" table:number-columns-repeated="14"/>
          <table:table-cell table:style-name="ce47" table:number-columns-repeated="2"/>
          <table:table-cell table:style-name="ce6" table:number-columns-repeated="1003"/>
        </table:table-row>
        <table:table-row table:style-name="ro1">
          <table:table-cell/>
          <table:table-cell table:style-name="ce41"/>
          <table:table-cell table:number-columns-repeated="1022"/>
        </table:table-row>
        <table:table-row table:style-name="ro1">
          <table:table-cell/>
          <table:table-cell>
            <office:annotation draw:style-name="gr5" draw:text-style-name="P7" svg:width="2.7744in" svg:height="1.0417in" svg:x="1.3346in" svg:y="7.948in" draw:caption-point-x="-0.1602in" draw:caption-point-y="0.1079in">
              <dc:date>2024-09-09T00:00:00</dc:date>
              <text:p text:style-name="P6">Để cập nhật công thức, chọn vào vùng có công thức BS_SQL nhấn CTRL+SHIFT+A hoặc từ menu A-Tools.</text:p>
            </office:annotation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_TON_KHO" table:style-name="ta8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1" table:number-columns-repeated="1012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50" office:value-type="string" calcext:value-type="string" table:number-columns-spanned="1" table:number-rows-spanned="2">
            <text:p>tt</text:p>
          </table:table-cell>
          <table:table-cell table:style-name="ce52" office:value-type="string" calcext:value-type="string" table:number-columns-spanned="1" table:number-rows-spanned="2">
            <text:p>Diễn giải</text:p>
          </table:table-cell>
          <table:table-cell table:style-name="ce50" office:value-type="string" calcext:value-type="string" table:number-columns-spanned="1" table:number-rows-spanned="2">
            <text:p>Toàn đơn vị</text:p>
          </table:table-cell>
          <table:table-cell table:style-name="ce60" office:value-type="string" calcext:value-type="string" table:number-columns-spanned="9" table:number-rows-spanned="1">
            <text:p>Trong đó</text:p>
          </table:table-cell>
          <table:covered-table-cell table:number-columns-repeated="7" table:style-name="ce61"/>
          <table:covered-table-cell table:style-name="ce62"/>
          <table:table-cell table:number-columns-repeated="1011"/>
        </table:table-row>
        <table:table-row table:style-name="ro6">
          <table:table-cell/>
          <table:covered-table-cell table:style-name="ce51"/>
          <table:covered-table-cell table:style-name="ce53"/>
          <table:covered-table-cell table:style-name="ce51"/>
          <table:table-cell table:style-name="ce50" office:value-type="string" calcext:value-type="string">
            <text:p>e921</text:p>
          </table:table-cell>
          <table:table-cell table:style-name="ce50" office:value-type="string" calcext:value-type="string">
            <text:p>e916</text:p>
          </table:table-cell>
          <table:table-cell table:style-name="ce50" office:value-type="string" calcext:value-type="string">
            <text:p>e923</text:p>
          </table:table-cell>
          <table:table-cell table:style-name="ce50" office:value-type="string" calcext:value-type="string">
            <text:p>e927</text:p>
          </table:table-cell>
          <table:table-cell table:style-name="ce50" office:value-type="string" calcext:value-type="string">
            <text:p>d Nội bài</text:p>
          </table:table-cell>
          <table:table-cell table:style-name="ce50" office:value-type="string" calcext:value-type="string">
            <text:p>d Nà Sản</text:p>
          </table:table-cell>
          <table:table-cell table:style-name="ce50" office:value-type="string" calcext:value-type="string">
            <text:p>d Vinh</text:p>
          </table:table-cell>
          <table:table-cell table:style-name="ce50" office:value-type="string" calcext:value-type="string">
            <text:p>d Kiến An</text:p>
          </table:table-cell>
          <table:table-cell table:style-name="ce50" office:value-type="string" calcext:value-type="string">
            <text:p>f bộ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54" office:value-type="string" calcext:value-type="string">
            <text:p>Xăng E5 Ron 92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55" office:value-type="string" calcext:value-type="string">
            <text:p>Xăng 80 và TĐ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55" office:value-type="string" calcext:value-type="string">
            <text:p>DO 0,05%S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54" office:value-type="string" calcext:value-type="string">
            <text:p>Dầu TC-1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55" office:value-type="string" calcext:value-type="string">
            <text:p>Dầu JetA-1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56" office:value-type="string" calcext:value-type="string">
            <text:p>Dầu JetA-1K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56" office:value-type="string" calcext:value-type="string">
            <text:p>TC-1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56" office:value-type="string" calcext:value-type="string">
            <text:p>JetA-1K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" office:value-type="string" calcext:value-type="string">
            <text:p>f bộ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55" office:value-type="string" calcext:value-type="string">
            <text:p>MILPCO1-SAE40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54" office:value-type="string" calcext:value-type="string">
            <text:p>MILPCO1-S-SAE4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57" office:value-type="string" calcext:value-type="string">
            <text:p>MT-16P</text:p>
          </table:table-cell>
          <table:table-cell table:style-name="ce57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54" office:value-type="string" calcext:value-type="string">
            <text:p>CastrolCRB200W-5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55" office:value-type="string" calcext:value-type="string">
            <text:p>HelixHX-3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54" office:value-type="string" calcext:value-type="string">
            <text:p>Lukoi 15W-4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55" office:value-type="string" calcext:value-type="string">
            <text:p>Rimula R4X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54" office:value-type="string" calcext:value-type="string">
            <text:p>Niwanano ios32-HG32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57" office:value-type="string" calcext:value-type="string">
            <text:p>QUATVNM 20W50</text:p>
          </table:table-cell>
          <table:table-cell table:style-name="ce57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56" office:value-type="string" calcext:value-type="string">
            <text:p>QUAT9000-0W20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55" office:value-type="string" calcext:value-type="string">
            <text:p>Galube90eps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54" office:value-type="string" calcext:value-type="string">
            <text:p>MILPC02-SAE9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58" office:value-type="string" calcext:value-type="string">
            <text:p>MILPC03-SAE90</text:p>
          </table:table-cell>
          <table:table-cell table:style-name="ce59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56" office:value-type="string" calcext:value-type="string">
            <text:p>GearGL4 W90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57" office:value-type="string" calcext:value-type="string">
            <text:p>Morrisong 140ef90</text:p>
          </table:table-cell>
          <table:table-cell table:style-name="ce57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54" office:value-type="string" calcext:value-type="string">
            <text:p>Phanh BCK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6" calcext:value-type="float">
            <text:p>26</text:p>
          </table:table-cell>
          <table:table-cell table:style-name="ce55" office:value-type="string" calcext:value-type="string">
            <text:p>MIL PC06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56" office:value-type="string" calcext:value-type="string">
            <text:p>Mỡ 1-13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28" calcext:value-type="float">
            <text:p>28</text:p>
          </table:table-cell>
          <table:table-cell table:style-name="ce58" office:value-type="string" calcext:value-type="string">
            <text:p>Mỡ SOLE ĐON</text:p>
          </table:table-cell>
          <table:table-cell table:style-name="ce59"/>
          <table:table-cell table:style-name="ce2" table:number-columns-repeated="2"/>
          <table:table-cell table:style-name="ce2" office:value-type="string" calcext:value-type="string">
            <text:p>insert into loaixd values(34, 'Dầu MC-20','Dầu MC-20','DMN-HK-DDC','08/28/2024','ACTIVE');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56" office:value-type="string" calcext:value-type="string">
            <text:p>Caxilium No2</text:p>
          </table:table-cell>
          <table:table-cell table:style-name="ce56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0" calcext:value-type="float">
            <text:p>30</text:p>
          </table:table-cell>
          <table:table-cell table:style-name="ce55" office:value-type="string" calcext:value-type="string">
            <text:p>Mỡ Gzeose GL2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55" office:value-type="string" calcext:value-type="string">
            <text:p>Mỡ Gzeose GL3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55" office:value-type="string" calcext:value-type="string">
            <text:p>Opalgrease No3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3" calcext:value-type="float">
            <text:p>33</text:p>
          </table:table-cell>
          <table:table-cell table:style-name="ce54" office:value-type="string" calcext:value-type="string">
            <text:p>Xăng CN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4" calcext:value-type="float">
            <text:p>34</text:p>
          </table:table-cell>
          <table:table-cell table:style-name="ce55" office:value-type="string" calcext:value-type="string">
            <text:p>Dầu MC-8P</text:p>
          </table:table-cell>
          <table:table-cell table:style-name="ce55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54" office:value-type="string" calcext:value-type="string">
            <text:p>Dầu MC-2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6" calcext:value-type="float">
            <text:p>36</text:p>
          </table:table-cell>
          <table:table-cell table:style-name="ce54" office:value-type="string" calcext:value-type="string">
            <text:p>Dầu B-3V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54" office:value-type="string" calcext:value-type="string">
            <text:p>Dầu IPM-1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8" calcext:value-type="float">
            <text:p>38</text:p>
          </table:table-cell>
          <table:table-cell table:style-name="ce54" office:value-type="string" calcext:value-type="string">
            <text:p>Hypôit (TC Gip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54" office:value-type="string" calcext:value-type="string">
            <text:p>Dầu AMG-1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0" calcext:value-type="float">
            <text:p>40</text:p>
          </table:table-cell>
          <table:table-cell table:style-name="ce54" office:value-type="string" calcext:value-type="string">
            <text:p>Turbonicoil210A(IPM-10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54" office:value-type="string" calcext:value-type="string">
            <text:p>Aeroshell Fluid41(AMG-10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2" calcext:value-type="float">
            <text:p>42</text:p>
          </table:table-cell>
          <table:table-cell table:style-name="ce54" office:value-type="string" calcext:value-type="string">
            <text:p>Turbonicoil 321(MC8P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54" office:value-type="string" calcext:value-type="string">
            <text:p>Turbonicoil 35M (B3V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4" calcext:value-type="float">
            <text:p>44</text:p>
          </table:table-cell>
          <table:table-cell table:style-name="ce54" office:value-type="string" calcext:value-type="string">
            <text:p>Dầu 132-25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5" calcext:value-type="float">
            <text:p>45</text:p>
          </table:table-cell>
          <table:table-cell table:style-name="ce54" office:value-type="string" calcext:value-type="string">
            <text:p>Grease28 (Mỡ 221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6" calcext:value-type="float">
            <text:p>46</text:p>
          </table:table-cell>
          <table:table-cell table:style-name="ce54" office:value-type="string" calcext:value-type="string">
            <text:p>Grease33 (OKB)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54" office:value-type="string" calcext:value-type="string">
            <text:p>Grease22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8" calcext:value-type="float">
            <text:p>48</text:p>
          </table:table-cell>
          <table:table-cell table:style-name="ce54" office:value-type="string" calcext:value-type="string">
            <text:p>OKB122-7-5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54" office:value-type="string" calcext:value-type="string">
            <text:p>Mỡ 201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50" calcext:value-type="float">
            <text:p>50</text:p>
          </table:table-cell>
          <table:table-cell table:style-name="ce54" office:value-type="string" calcext:value-type="string">
            <text:p>Mỡ 221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54" office:value-type="string" calcext:value-type="string">
            <text:p>Mỡ HK-50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float" office:value="52" calcext:value-type="float">
            <text:p>52</text:p>
          </table:table-cell>
          <table:table-cell table:style-name="ce54" office:value-type="string" calcext:value-type="string">
            <text:p>Mỡ số 9</text:p>
          </table:table-cell>
          <table:table-cell table:style-name="ce54"/>
          <table:table-cell table:style-name="ce2" table:number-columns-repeated="9"/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" table:style-name="ta9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NHIÊN LIỆU</text:p>
          </table:table-cell>
          <table:covered-table-cell table:number-columns-repeated="2" table:style-name="ce66"/>
          <table:table-cell table:number-columns-repeated="1020"/>
        </table:table-row>
        <table:table-row table:style-name="ro1">
          <table:table-cell table:style-name="ce63" office:value-type="string" calcext:value-type="string">
            <text:p>TT</text:p>
          </table:table-cell>
          <table:table-cell table:style-name="ce67" office:value-type="string" calcext:value-type="string">
            <text:p>MA_SO</text:p>
          </table:table-cell>
          <table:table-cell table:style-name="ce67" office:value-type="string" calcext:value-type="string">
            <text:p>Loai_NL</text:p>
          </table:table-cell>
          <table:table-cell table:style-name="ce63" office:value-type="string" calcext:value-type="string">
            <text:p>Ten_XD</text:p>
          </table:table-cell>
          <table:table-cell table:style-name="ce63" office:value-type="string" calcext:value-type="string">
            <text:p>loai_DM</text:p>
          </table:table-cell>
          <table:table-cell table:style-name="ce75" office:value-type="string" calcext:value-type="string">
            <text:p>DVT</text:p>
          </table:table-cell>
          <table:table-cell table:style-name="ce63" office:value-type="string" calcext:value-type="string">
            <text:p>TT_UU_TIEN</text:p>
          </table:table-cell>
          <table:table-cell table:number-columns-repeated="1017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X0000010101001</text:p>
          </table:table-cell>
          <table:table-cell table:style-name="ce70" office:value-type="string" calcext:value-type="string" table:number-columns-spanned="1" table:number-rows-spanned="2">
            <text:p>Xăng ô tô</text:p>
          </table:table-cell>
          <table:table-cell table:style-name="ce54" office:value-type="string" calcext:value-type="string">
            <text:p>Xăng E5 Ron 92</text:p>
          </table:table-cell>
          <table:table-cell table:style-name="ce64"/>
          <table:table-cell table:style-name="ce76" office:value-type="string" calcext:value-type="string">
            <text:p>Lít 15<text:span text:style-name="T3">º</text:span><text:span text:style-name="T4">C</text:span>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9" office:value-type="string" calcext:value-type="string">
            <text:p>X0000010101002</text:p>
          </table:table-cell>
          <table:covered-table-cell table:style-name="ce71"/>
          <table:table-cell table:style-name="ce55" office:value-type="string" calcext:value-type="string">
            <text:p>Xăng 80 và TĐ</text:p>
          </table:table-cell>
          <table:table-cell table:style-name="ce64"/>
          <table:table-cell table:style-name="ce77" office:value-type="string" calcext:value-type="string">
            <text:p>Lít 15<text:span text:style-name="T3">º</text:span><text:span text:style-name="T4">C</text:span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ce68" office:value-type="string" calcext:value-type="string">
            <text:p>X0000010101003</text:p>
          </table:table-cell>
          <table:table-cell table:style-name="ce72" office:value-type="string" calcext:value-type="string">
            <text:p>Diezel</text:p>
          </table:table-cell>
          <table:table-cell table:style-name="ce55" office:value-type="string" calcext:value-type="string">
            <text:p>DO 0,05%S</text:p>
          </table:table-cell>
          <table:table-cell table:style-name="ce64"/>
          <table:table-cell table:style-name="ce77" office:value-type="string" calcext:value-type="string">
            <text:p>Lít 15<text:span text:style-name="T3">º</text:span><text:span text:style-name="T4">C</text:span>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9" office:value-type="string" calcext:value-type="string">
            <text:p>X0000010101004</text:p>
          </table:table-cell>
          <table:table-cell table:style-name="ce64" office:value-type="string" calcext:value-type="string" table:number-columns-spanned="1" table:number-rows-spanned="3">
            <text:p>Dầu bay</text:p>
          </table:table-cell>
          <table:table-cell table:style-name="ce54" office:value-type="string" calcext:value-type="string">
            <text:p>Dầu TC-1</text:p>
          </table:table-cell>
          <table:table-cell table:style-name="ce65"/>
          <table:table-cell table:style-name="ce76" office:value-type="string" calcext:value-type="string">
            <text:p>Lít 15<text:span text:style-name="T3">º</text:span><text:span text:style-name="T4">C</text:span>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X0000010101005</text:p>
          </table:table-cell>
          <table:covered-table-cell table:style-name="ce73"/>
          <table:table-cell table:style-name="ce55" office:value-type="string" calcext:value-type="string">
            <text:p>Dầu JetA-1</text:p>
          </table:table-cell>
          <table:table-cell table:style-name="ce65"/>
          <table:table-cell table:style-name="ce77" office:value-type="string" calcext:value-type="string">
            <text:p>kg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9" office:value-type="string" calcext:value-type="string">
            <text:p>X0000010101006</text:p>
          </table:table-cell>
          <table:covered-table-cell table:style-name="ce74"/>
          <table:table-cell table:style-name="ce56" office:value-type="string" calcext:value-type="string">
            <text:p>Dầu JetA-1K</text:p>
          </table:table-cell>
          <table:table-cell table:style-name="ce64"/>
          <table:table-cell table:style-name="ce78" office:value-type="string" calcext:value-type="string">
            <text:p>kg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8" office:value-type="string" calcext:value-type="string">
            <text:p>X0000010101007</text:p>
          </table:table-cell>
          <table:table-cell table:style-name="ce70" office:value-type="string" calcext:value-type="string" table:number-columns-spanned="1" table:number-rows-spanned="2">
            <text:p>Dầu hạ cấp</text:p>
          </table:table-cell>
          <table:table-cell table:style-name="ce56" office:value-type="string" calcext:value-type="string">
            <text:p>TC-1</text:p>
          </table:table-cell>
          <table:table-cell table:style-name="ce64"/>
          <table:table-cell table:style-name="ce78" office:value-type="string" calcext:value-type="string">
            <text:p>kg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9" office:value-type="string" calcext:value-type="string">
            <text:p>X0000010101008</text:p>
          </table:table-cell>
          <table:covered-table-cell table:style-name="ce71"/>
          <table:table-cell table:style-name="ce56" office:value-type="string" calcext:value-type="string">
            <text:p>JetA-1K</text:p>
          </table:table-cell>
          <table:table-cell table:style-name="ce64"/>
          <table:table-cell table:style-name="ce78" office:value-type="string" calcext:value-type="string">
            <text:p>kg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MN" table:style-name="ta10">
        <table:table-column table:style-name="co1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4" table:number-rows-spanned="1">
            <text:p>DẦU MỠ NHỜN</text:p>
          </table:table-cell>
          <table:covered-table-cell table:number-columns-repeated="3" table:style-name="ce82"/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TT</text:p>
          </table:table-cell>
          <table:table-cell table:style-name="ce67" office:value-type="string" calcext:value-type="string">
            <text:p>MA_SO</text:p>
          </table:table-cell>
          <table:table-cell table:style-name="ce67" office:value-type="string" calcext:value-type="string">
            <text:p>Loai_DM</text:p>
          </table:table-cell>
          <table:table-cell table:style-name="ce67" office:value-type="string" calcext:value-type="string">
            <text:p>Loai_NL</text:p>
          </table:table-cell>
          <table:table-cell table:style-name="ce63" office:value-type="string" calcext:value-type="string">
            <text:p>Ten_XD</text:p>
          </table:table-cell>
          <table:table-cell table:style-name="ce63" office:value-type="string" calcext:value-type="string">
            <text:p>loai_DM</text:p>
          </table:table-cell>
          <table:table-cell table:style-name="ce75" office:value-type="string" calcext:value-type="string">
            <text:p>DVT</text:p>
          </table:table-cell>
          <table:table-cell table:style-name="ce75" office:value-type="string" calcext:value-type="string">
            <text:p>Chung_loai</text:p>
          </table:table-cell>
          <table:table-cell table:style-name="ce63" office:value-type="string" calcext:value-type="string">
            <text:p>TT_UU_TIEN</text:p>
          </table:table-cell>
          <table:table-cell table:number-columns-repeated="1014"/>
        </table:table-row>
        <table:table-row table:style-name="ro1">
          <table:table-cell/>
          <table:table-cell table:style-name="ce65" office:value-type="float" office:value="9" calcext:value-type="float">
            <text:p>9</text:p>
          </table:table-cell>
          <table:table-cell table:style-name="ce69" office:value-type="string" calcext:value-type="string">
            <text:p>X0000010101009</text:p>
          </table:table-cell>
          <table:table-cell table:style-name="ce83" office:value-type="string" calcext:value-type="string" table:number-columns-spanned="1" table:number-rows-spanned="23">
            <text:p>DMN mặt đất</text:p>
          </table:table-cell>
          <table:table-cell table:style-name="ce87" office:value-type="string" calcext:value-type="string" table:number-columns-spanned="1" table:number-rows-spanned="10">
            <text:p>Dầu đ.cơ ô tô</text:p>
          </table:table-cell>
          <table:table-cell table:style-name="ce55" office:value-type="string" calcext:value-type="string">
            <text:p>MILPCO1-SAE40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10" calcext:value-type="float">
            <text:p>10</text:p>
          </table:table-cell>
          <table:table-cell table:style-name="ce69" office:value-type="string" calcext:value-type="string">
            <text:p>X0000010101010</text:p>
          </table:table-cell>
          <table:covered-table-cell table:style-name="ce84"/>
          <table:covered-table-cell table:style-name="ce86"/>
          <table:table-cell table:style-name="ce54" office:value-type="string" calcext:value-type="string">
            <text:p>MILPCO1-S-SAE40</text:p>
          </table:table-cell>
          <table:table-cell table:style-name="ce64" office:value-type="string" calcext:value-type="string">
            <text:p>dầu</text:p>
          </table:table-cell>
          <table:table-cell table:style-name="ce76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11" calcext:value-type="float">
            <text:p>11</text:p>
          </table:table-cell>
          <table:table-cell table:style-name="ce69" office:value-type="string" calcext:value-type="string">
            <text:p>X0000010101011</text:p>
          </table:table-cell>
          <table:covered-table-cell table:style-name="ce84"/>
          <table:covered-table-cell table:style-name="ce86"/>
          <table:table-cell table:style-name="ce57" office:value-type="string" calcext:value-type="string">
            <text:p>MT-16P</text:p>
          </table:table-cell>
          <table:table-cell table:style-name="ce88" office:value-type="string" calcext:value-type="string">
            <text:p>dầu</text:p>
          </table:table-cell>
          <table:table-cell table:style-name="ce90" office:value-type="string" calcext:value-type="string">
            <text:p>kg</text:p>
          </table:table-cell>
          <table:table-cell table:style-name="ce95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12" calcext:value-type="float">
            <text:p>12</text:p>
          </table:table-cell>
          <table:table-cell table:style-name="ce69" office:value-type="string" calcext:value-type="string">
            <text:p>X0000010101012</text:p>
          </table:table-cell>
          <table:covered-table-cell table:style-name="ce84"/>
          <table:covered-table-cell table:style-name="ce86"/>
          <table:table-cell table:style-name="ce54" office:value-type="string" calcext:value-type="string">
            <text:p>CastrolCRB200W-50</text:p>
          </table:table-cell>
          <table:table-cell table:style-name="ce64" office:value-type="string" calcext:value-type="string">
            <text:p>dầu</text:p>
          </table:table-cell>
          <table:table-cell table:style-name="ce76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13" calcext:value-type="float">
            <text:p>13</text:p>
          </table:table-cell>
          <table:table-cell table:style-name="ce69" office:value-type="string" calcext:value-type="string">
            <text:p>X0000010101013</text:p>
          </table:table-cell>
          <table:covered-table-cell table:style-name="ce84"/>
          <table:covered-table-cell table:style-name="ce86"/>
          <table:table-cell table:style-name="ce55" office:value-type="string" calcext:value-type="string">
            <text:p>HelixHX-3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14" calcext:value-type="float">
            <text:p>14</text:p>
          </table:table-cell>
          <table:table-cell table:style-name="ce69" office:value-type="string" calcext:value-type="string">
            <text:p>X0000010101014</text:p>
          </table:table-cell>
          <table:covered-table-cell table:style-name="ce84"/>
          <table:covered-table-cell table:style-name="ce86"/>
          <table:table-cell table:style-name="ce54" office:value-type="string" calcext:value-type="string">
            <text:p>Lukoi 15W-40</text:p>
          </table:table-cell>
          <table:table-cell table:style-name="ce64" office:value-type="string" calcext:value-type="string">
            <text:p>dầu</text:p>
          </table:table-cell>
          <table:table-cell table:style-name="ce76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15" calcext:value-type="float">
            <text:p>15</text:p>
          </table:table-cell>
          <table:table-cell table:style-name="ce69" office:value-type="string" calcext:value-type="string">
            <text:p>X0000010101015</text:p>
          </table:table-cell>
          <table:covered-table-cell table:style-name="ce84"/>
          <table:covered-table-cell table:style-name="ce86"/>
          <table:table-cell table:style-name="ce55" office:value-type="string" calcext:value-type="string">
            <text:p>Rimula R4X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16" calcext:value-type="float">
            <text:p>16</text:p>
          </table:table-cell>
          <table:table-cell table:style-name="ce69" office:value-type="string" calcext:value-type="string">
            <text:p>X0000010101016</text:p>
          </table:table-cell>
          <table:covered-table-cell table:style-name="ce84"/>
          <table:covered-table-cell table:style-name="ce86"/>
          <table:table-cell table:style-name="ce54" office:value-type="string" calcext:value-type="string">
            <text:p>Niwanano ios32-HG32</text:p>
          </table:table-cell>
          <table:table-cell table:style-name="ce64" office:value-type="string" calcext:value-type="string">
            <text:p>dầu</text:p>
          </table:table-cell>
          <table:table-cell table:style-name="ce76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17" calcext:value-type="float">
            <text:p>17</text:p>
          </table:table-cell>
          <table:table-cell table:style-name="ce69" office:value-type="string" calcext:value-type="string">
            <text:p>X0000010101017</text:p>
          </table:table-cell>
          <table:covered-table-cell table:style-name="ce84"/>
          <table:covered-table-cell table:style-name="ce86"/>
          <table:table-cell table:style-name="ce57" office:value-type="string" calcext:value-type="string">
            <text:p>QUATVNM 20W50</text:p>
          </table:table-cell>
          <table:table-cell table:style-name="ce65" office:value-type="string" calcext:value-type="string">
            <text:p>dầu</text:p>
          </table:table-cell>
          <table:table-cell table:style-name="ce90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18" calcext:value-type="float">
            <text:p>18</text:p>
          </table:table-cell>
          <table:table-cell table:style-name="ce69" office:value-type="string" calcext:value-type="string">
            <text:p>X0000010101018</text:p>
          </table:table-cell>
          <table:covered-table-cell table:style-name="ce84"/>
          <table:covered-table-cell table:style-name="ce86"/>
          <table:table-cell table:style-name="ce56" office:value-type="string" calcext:value-type="string">
            <text:p>QUAT9000-0W20</text:p>
          </table:table-cell>
          <table:table-cell table:style-name="ce64" office:value-type="string" calcext:value-type="string">
            <text:p>dầu</text:p>
          </table:table-cell>
          <table:table-cell table:style-name="ce78" office:value-type="string" calcext:value-type="string">
            <text:p>kg</text:p>
          </table:table-cell>
          <table:table-cell table:style-name="ce94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19" calcext:value-type="float">
            <text:p>19</text:p>
          </table:table-cell>
          <table:table-cell table:style-name="ce69" office:value-type="string" calcext:value-type="string">
            <text:p>X0000010101019</text:p>
          </table:table-cell>
          <table:covered-table-cell table:style-name="ce84"/>
          <table:table-cell table:style-name="ce84" office:value-type="string" calcext:value-type="string" table:number-columns-spanned="1" table:number-rows-spanned="5">
            <text:p>Dầu truyền động</text:p>
          </table:table-cell>
          <table:table-cell table:style-name="ce55" office:value-type="string" calcext:value-type="string">
            <text:p>Galube90eps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truyền động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0" calcext:value-type="float">
            <text:p>20</text:p>
          </table:table-cell>
          <table:table-cell table:style-name="ce69" office:value-type="string" calcext:value-type="string">
            <text:p>X0000010101020</text:p>
          </table:table-cell>
          <table:covered-table-cell table:number-columns-repeated="2" table:style-name="ce84"/>
          <table:table-cell table:style-name="ce54" office:value-type="string" calcext:value-type="string">
            <text:p>MILPC02-SAE90</text:p>
          </table:table-cell>
          <table:table-cell table:style-name="ce64" office:value-type="string" calcext:value-type="string">
            <text:p>dầu</text:p>
          </table:table-cell>
          <table:table-cell table:style-name="ce76" office:value-type="string" calcext:value-type="string">
            <text:p>kg</text:p>
          </table:table-cell>
          <table:table-cell table:style-name="ce93" office:value-type="string" calcext:value-type="string">
            <text:p>Dầu truyền động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1" calcext:value-type="float">
            <text:p>21</text:p>
          </table:table-cell>
          <table:table-cell table:style-name="ce69" office:value-type="string" calcext:value-type="string">
            <text:p>X0000010101021</text:p>
          </table:table-cell>
          <table:covered-table-cell table:number-columns-repeated="2" table:style-name="ce84"/>
          <table:table-cell table:style-name="ce58" office:value-type="string" calcext:value-type="string">
            <text:p>MILPC03-SAE90</text:p>
          </table:table-cell>
          <table:table-cell table:style-name="ce65" office:value-type="string" calcext:value-type="string">
            <text:p>dầu</text:p>
          </table:table-cell>
          <table:table-cell table:style-name="ce91" office:value-type="string" calcext:value-type="string">
            <text:p>kg</text:p>
          </table:table-cell>
          <table:table-cell table:style-name="ce93" office:value-type="string" calcext:value-type="string">
            <text:p>Dầu truyền động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22" calcext:value-type="float">
            <text:p>22</text:p>
          </table:table-cell>
          <table:table-cell table:style-name="ce69" office:value-type="string" calcext:value-type="string">
            <text:p>X0000010101022</text:p>
          </table:table-cell>
          <table:covered-table-cell table:number-columns-repeated="2" table:style-name="ce84"/>
          <table:table-cell table:style-name="ce56" office:value-type="string" calcext:value-type="string">
            <text:p>GearGL4 W90</text:p>
          </table:table-cell>
          <table:table-cell table:style-name="ce64" office:value-type="string" calcext:value-type="string">
            <text:p>dầu</text:p>
          </table:table-cell>
          <table:table-cell table:style-name="ce92" office:value-type="string" calcext:value-type="string">
            <text:p>kg</text:p>
          </table:table-cell>
          <table:table-cell table:style-name="ce93" office:value-type="string" calcext:value-type="string">
            <text:p>Dầu truyền động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3" calcext:value-type="float">
            <text:p>23</text:p>
          </table:table-cell>
          <table:table-cell table:style-name="ce69" office:value-type="string" calcext:value-type="string">
            <text:p>X0000010101023</text:p>
          </table:table-cell>
          <table:covered-table-cell table:number-columns-repeated="2" table:style-name="ce84"/>
          <table:table-cell table:style-name="ce57" office:value-type="string" calcext:value-type="string">
            <text:p>Morrisong 140ef90</text:p>
          </table:table-cell>
          <table:table-cell table:style-name="ce65" office:value-type="string" calcext:value-type="string">
            <text:p>dầu</text:p>
          </table:table-cell>
          <table:table-cell table:style-name="ce91" office:value-type="string" calcext:value-type="string">
            <text:p>kg</text:p>
          </table:table-cell>
          <table:table-cell table:style-name="ce93" office:value-type="string" calcext:value-type="string">
            <text:p>Dầu công nghiệp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4" calcext:value-type="float">
            <text:p>24</text:p>
          </table:table-cell>
          <table:table-cell table:style-name="ce69" office:value-type="string" calcext:value-type="string">
            <text:p>X0000010101024</text:p>
          </table:table-cell>
          <table:covered-table-cell table:style-name="ce84"/>
          <table:table-cell table:style-name="ce84" office:value-type="string" calcext:value-type="string" table:number-columns-spanned="1" table:number-rows-spanned="2">
            <text:p>Dầu khác</text:p>
          </table:table-cell>
          <table:table-cell table:style-name="ce54" office:value-type="string" calcext:value-type="string">
            <text:p>Phanh BCK</text:p>
          </table:table-cell>
          <table:table-cell table:style-name="ce64" office:value-type="string" calcext:value-type="string">
            <text:p>dầu</text:p>
          </table:table-cell>
          <table:table-cell table:style-name="ce76" office:value-type="string" calcext:value-type="string">
            <text:p>kg</text:p>
          </table:table-cell>
          <table:table-cell table:style-name="ce94" office:value-type="string" calcext:value-type="string">
            <text:p>Dầu phanh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25" calcext:value-type="float">
            <text:p>25</text:p>
          </table:table-cell>
          <table:table-cell table:style-name="ce69" office:value-type="string" calcext:value-type="string">
            <text:p>X0000010101025</text:p>
          </table:table-cell>
          <table:covered-table-cell table:number-columns-repeated="2" table:style-name="ce84"/>
          <table:table-cell table:style-name="ce55" office:value-type="string" calcext:value-type="string">
            <text:p>MIL PC06</text:p>
          </table:table-cell>
          <table:table-cell table:style-name="ce64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6" calcext:value-type="float">
            <text:p>26</text:p>
          </table:table-cell>
          <table:table-cell table:style-name="ce69" office:value-type="string" calcext:value-type="string">
            <text:p>X0000010101026</text:p>
          </table:table-cell>
          <table:covered-table-cell table:style-name="ce84"/>
          <table:table-cell table:style-name="ce85" office:value-type="string" calcext:value-type="string" table:number-columns-spanned="1" table:number-rows-spanned="6">
            <text:p>Mỡ giảm ma sát</text:p>
          </table:table-cell>
          <table:table-cell table:style-name="ce56" office:value-type="string" calcext:value-type="string">
            <text:p>Mỡ 1-13</text:p>
          </table:table-cell>
          <table:table-cell table:style-name="ce64" office:value-type="string" calcext:value-type="string">
            <text:p>mỡ</text:p>
          </table:table-cell>
          <table:table-cell table:style-name="ce78" office:value-type="string" calcext:value-type="string">
            <text:p>kg</text:p>
          </table:table-cell>
          <table:table-cell table:style-name="ce96" office:value-type="string" calcext:value-type="string">
            <text:p>Mỡ ma sá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7" calcext:value-type="float">
            <text:p>27</text:p>
          </table:table-cell>
          <table:table-cell table:style-name="ce69" office:value-type="string" calcext:value-type="string">
            <text:p>X0000010101027</text:p>
          </table:table-cell>
          <table:covered-table-cell table:number-columns-repeated="2" table:style-name="ce84"/>
          <table:table-cell table:style-name="ce58" office:value-type="string" calcext:value-type="string">
            <text:p>Mỡ SOLE ĐON</text:p>
          </table:table-cell>
          <table:table-cell table:style-name="ce65" office:value-type="string" calcext:value-type="string">
            <text:p>mỡ</text:p>
          </table:table-cell>
          <table:table-cell table:style-name="ce91" office:value-type="string" calcext:value-type="string">
            <text:p>kg</text:p>
          </table:table-cell>
          <table:table-cell table:style-name="ce97" office:value-type="string" calcext:value-type="string">
            <text:p>Mỡ ma sá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28" calcext:value-type="float">
            <text:p>28</text:p>
          </table:table-cell>
          <table:table-cell table:style-name="ce69" office:value-type="string" calcext:value-type="string">
            <text:p>X0000010101028</text:p>
          </table:table-cell>
          <table:covered-table-cell table:number-columns-repeated="2" table:style-name="ce84"/>
          <table:table-cell table:style-name="ce56" office:value-type="string" calcext:value-type="string">
            <text:p>Caxilium No2</text:p>
          </table:table-cell>
          <table:table-cell table:style-name="ce89" office:value-type="string" calcext:value-type="string">
            <text:p>mỡ</text:p>
          </table:table-cell>
          <table:table-cell table:style-name="ce78" office:value-type="string" calcext:value-type="string">
            <text:p>kg</text:p>
          </table:table-cell>
          <table:table-cell table:style-name="ce96" office:value-type="string" calcext:value-type="string">
            <text:p>Mỡ ma sá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29" calcext:value-type="float">
            <text:p>29</text:p>
          </table:table-cell>
          <table:table-cell table:style-name="ce69" office:value-type="string" calcext:value-type="string">
            <text:p>X0000010101029</text:p>
          </table:table-cell>
          <table:covered-table-cell table:number-columns-repeated="2" table:style-name="ce84"/>
          <table:table-cell table:style-name="ce55" office:value-type="string" calcext:value-type="string">
            <text:p>Mỡ Gzeose GL2</text:p>
          </table:table-cell>
          <table:table-cell table:style-name="ce65" office:value-type="string" calcext:value-type="string">
            <text:p>mỡ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Mỡ ma sá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0" calcext:value-type="float">
            <text:p>30</text:p>
          </table:table-cell>
          <table:table-cell table:style-name="ce69" office:value-type="string" calcext:value-type="string">
            <text:p>X0000010101030</text:p>
          </table:table-cell>
          <table:covered-table-cell table:number-columns-repeated="2" table:style-name="ce84"/>
          <table:table-cell table:style-name="ce55" office:value-type="string" calcext:value-type="string">
            <text:p>Mỡ Gzeose GL3</text:p>
          </table:table-cell>
          <table:table-cell table:style-name="ce89" office:value-type="string" calcext:value-type="string">
            <text:p>mỡ</text:p>
          </table:table-cell>
          <table:table-cell table:style-name="ce78" office:value-type="string" calcext:value-type="string">
            <text:p>kg</text:p>
          </table:table-cell>
          <table:table-cell table:style-name="ce96" office:value-type="string" calcext:value-type="string">
            <text:p>Mỡ ma sá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31" calcext:value-type="float">
            <text:p>31</text:p>
          </table:table-cell>
          <table:table-cell table:style-name="ce69" office:value-type="string" calcext:value-type="string">
            <text:p>X0000010101031</text:p>
          </table:table-cell>
          <table:covered-table-cell table:number-columns-repeated="2" table:style-name="ce85"/>
          <table:table-cell table:style-name="ce55" office:value-type="string" calcext:value-type="string">
            <text:p>Opalgrease No3</text:p>
          </table:table-cell>
          <table:table-cell table:style-name="ce65" office:value-type="string" calcext:value-type="string">
            <text:p>mỡ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Mỡ ma sá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2" calcext:value-type="float">
            <text:p>32</text:p>
          </table:table-cell>
          <table:table-cell table:style-name="ce69" office:value-type="string" calcext:value-type="string">
            <text:p>X0000010101032</text:p>
          </table:table-cell>
          <table:table-cell table:style-name="ce50" office:value-type="string" calcext:value-type="string" table:number-columns-spanned="1" table:number-rows-spanned="20">
            <text:p>DMN Hàng không</text:p>
          </table:table-cell>
          <table:table-cell table:style-name="ce87" office:value-type="string" calcext:value-type="string">
            <text:p>Dung môi</text:p>
          </table:table-cell>
          <table:table-cell table:style-name="ce54" office:value-type="string" calcext:value-type="string">
            <text:p>Xăng CN</text:p>
          </table:table-cell>
          <table:table-cell table:style-name="ce64" office:value-type="string" calcext:value-type="string">
            <text:p>mỡ</text:p>
          </table:table-cell>
          <table:table-cell table:style-name="ce76" office:value-type="string" calcext:value-type="string">
            <text:p>kg</text:p>
          </table:table-cell>
          <table:table-cell table:style-name="ce94" office:value-type="string" calcext:value-type="string">
            <text:p>Dung môi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3" calcext:value-type="float">
            <text:p>33</text:p>
          </table:table-cell>
          <table:table-cell table:style-name="ce69" office:value-type="string" calcext:value-type="string">
            <text:p>X0000010101033</text:p>
          </table:table-cell>
          <table:covered-table-cell table:style-name="ce86"/>
          <table:table-cell table:style-name="ce86" office:value-type="string" calcext:value-type="string" table:number-columns-spanned="1" table:number-rows-spanned="5">
            <text:p>Dầu đ.cơ</text:p>
          </table:table-cell>
          <table:table-cell table:style-name="ce55" office:value-type="string" calcext:value-type="string">
            <text:p>Dầu MC-8P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34" calcext:value-type="float">
            <text:p>34</text:p>
          </table:table-cell>
          <table:table-cell table:style-name="ce69" office:value-type="string" calcext:value-type="string">
            <text:p>X0000010101034</text:p>
          </table:table-cell>
          <table:covered-table-cell table:number-columns-repeated="2" table:style-name="ce86"/>
          <table:table-cell table:style-name="ce54" office:value-type="string" calcext:value-type="string">
            <text:p>Dầu MC-20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X0000010101035</text:p>
          </table:table-cell>
          <table:covered-table-cell table:number-columns-repeated="2" table:style-name="ce86"/>
          <table:table-cell table:style-name="ce54" office:value-type="string" calcext:value-type="string">
            <text:p>Dầu B-3V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6" calcext:value-type="float">
            <text:p>36</text:p>
          </table:table-cell>
          <table:table-cell table:style-name="ce69" office:value-type="string" calcext:value-type="string">
            <text:p>X0000010101036</text:p>
          </table:table-cell>
          <table:covered-table-cell table:number-columns-repeated="2" table:style-name="ce86"/>
          <table:table-cell table:style-name="ce54" office:value-type="string" calcext:value-type="string">
            <text:p>Dầu IPM-10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37" calcext:value-type="float">
            <text:p>37</text:p>
          </table:table-cell>
          <table:table-cell table:style-name="ce69" office:value-type="string" calcext:value-type="string">
            <text:p>X0000010101037</text:p>
          </table:table-cell>
          <table:covered-table-cell table:number-columns-repeated="2" table:style-name="ce86"/>
          <table:table-cell table:style-name="ce54" office:value-type="string" calcext:value-type="string">
            <text:p>Hypôit (TC Gip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93" office:value-type="string" calcext:value-type="string">
            <text:p>Dầu động cơ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8" calcext:value-type="float">
            <text:p>38</text:p>
          </table:table-cell>
          <table:table-cell table:style-name="ce69" office:value-type="string" calcext:value-type="string">
            <text:p>X0000010101038</text:p>
          </table:table-cell>
          <table:covered-table-cell table:style-name="ce86"/>
          <table:table-cell table:style-name="ce86" office:value-type="string" calcext:value-type="string">
            <text:p>Dầu thủy lực</text:p>
          </table:table-cell>
          <table:table-cell table:style-name="ce54" office:value-type="string" calcext:value-type="string">
            <text:p>Dầu AMG-10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thủy lự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39" calcext:value-type="float">
            <text:p>39</text:p>
          </table:table-cell>
          <table:table-cell table:style-name="ce69" office:value-type="string" calcext:value-type="string">
            <text:p>X0000010101039</text:p>
          </table:table-cell>
          <table:covered-table-cell table:style-name="ce86"/>
          <table:table-cell table:style-name="ce86" office:value-type="string" calcext:value-type="string" table:number-columns-spanned="1" table:number-rows-spanned="9">
            <text:p>Dầu khác</text:p>
          </table:table-cell>
          <table:table-cell table:style-name="ce54" office:value-type="string" calcext:value-type="string">
            <text:p>Turbonicoil210A(IPM-10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40" calcext:value-type="float">
            <text:p>40</text:p>
          </table:table-cell>
          <table:table-cell table:style-name="ce69" office:value-type="string" calcext:value-type="string">
            <text:p>X0000010101040</text:p>
          </table:table-cell>
          <table:covered-table-cell table:number-columns-repeated="2" table:style-name="ce86"/>
          <table:table-cell table:style-name="ce54" office:value-type="string" calcext:value-type="string">
            <text:p>Aeroshell Fluid41(AMG-10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41" calcext:value-type="float">
            <text:p>41</text:p>
          </table:table-cell>
          <table:table-cell table:style-name="ce69" office:value-type="string" calcext:value-type="string">
            <text:p>X0000010101041</text:p>
          </table:table-cell>
          <table:covered-table-cell table:number-columns-repeated="2" table:style-name="ce86"/>
          <table:table-cell table:style-name="ce54" office:value-type="string" calcext:value-type="string">
            <text:p>Turbonicoil 321(MC8P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42" calcext:value-type="float">
            <text:p>42</text:p>
          </table:table-cell>
          <table:table-cell table:style-name="ce69" office:value-type="string" calcext:value-type="string">
            <text:p>X0000010101042</text:p>
          </table:table-cell>
          <table:covered-table-cell table:number-columns-repeated="2" table:style-name="ce86"/>
          <table:table-cell table:style-name="ce54" office:value-type="string" calcext:value-type="string">
            <text:p>Turbonicoil 35M (B3V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43" calcext:value-type="float">
            <text:p>43</text:p>
          </table:table-cell>
          <table:table-cell table:style-name="ce69" office:value-type="string" calcext:value-type="string">
            <text:p>X0000010101043</text:p>
          </table:table-cell>
          <table:covered-table-cell table:number-columns-repeated="2" table:style-name="ce86"/>
          <table:table-cell table:style-name="ce54" office:value-type="string" calcext:value-type="string">
            <text:p>Dầu 132-25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44" calcext:value-type="float">
            <text:p>44</text:p>
          </table:table-cell>
          <table:table-cell table:style-name="ce69" office:value-type="string" calcext:value-type="string">
            <text:p>X0000010101044</text:p>
          </table:table-cell>
          <table:covered-table-cell table:number-columns-repeated="2" table:style-name="ce86"/>
          <table:table-cell table:style-name="ce54" office:value-type="string" calcext:value-type="string">
            <text:p>Grease28 (Mỡ 221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45" calcext:value-type="float">
            <text:p>45</text:p>
          </table:table-cell>
          <table:table-cell table:style-name="ce69" office:value-type="string" calcext:value-type="string">
            <text:p>X0000010101045</text:p>
          </table:table-cell>
          <table:covered-table-cell table:number-columns-repeated="2" table:style-name="ce86"/>
          <table:table-cell table:style-name="ce54" office:value-type="string" calcext:value-type="string">
            <text:p>Grease33 (OKB)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46" calcext:value-type="float">
            <text:p>46</text:p>
          </table:table-cell>
          <table:table-cell table:style-name="ce69" office:value-type="string" calcext:value-type="string">
            <text:p>X0000010101046</text:p>
          </table:table-cell>
          <table:covered-table-cell table:number-columns-repeated="2" table:style-name="ce86"/>
          <table:table-cell table:style-name="ce54" office:value-type="string" calcext:value-type="string">
            <text:p>Grease22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47" calcext:value-type="float">
            <text:p>47</text:p>
          </table:table-cell>
          <table:table-cell table:style-name="ce69" office:value-type="string" calcext:value-type="string">
            <text:p>X0000010101047</text:p>
          </table:table-cell>
          <table:covered-table-cell table:number-columns-repeated="2" table:style-name="ce86"/>
          <table:table-cell table:style-name="ce54" office:value-type="string" calcext:value-type="string">
            <text:p>OKB122-7-5</text:p>
          </table:table-cell>
          <table:table-cell table:style-name="ce65" office:value-type="string" calcext:value-type="string">
            <text:p>dầu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Dầu khác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48" calcext:value-type="float">
            <text:p>48</text:p>
          </table:table-cell>
          <table:table-cell table:style-name="ce69" office:value-type="string" calcext:value-type="string">
            <text:p>X0000010101048</text:p>
          </table:table-cell>
          <table:covered-table-cell table:style-name="ce86"/>
          <table:table-cell table:style-name="ce51" office:value-type="string" calcext:value-type="string" table:number-columns-spanned="1" table:number-rows-spanned="4">
            <text:p>Mỡ nhờn</text:p>
          </table:table-cell>
          <table:table-cell table:style-name="ce54" office:value-type="string" calcext:value-type="string">
            <text:p>Mỡ 201</text:p>
          </table:table-cell>
          <table:table-cell table:style-name="ce65" office:value-type="string" calcext:value-type="string">
            <text:p>mỡ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Mỡ nhờn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float" office:value="49" calcext:value-type="float">
            <text:p>49</text:p>
          </table:table-cell>
          <table:table-cell table:style-name="ce69" office:value-type="string" calcext:value-type="string">
            <text:p>X0000010101049</text:p>
          </table:table-cell>
          <table:covered-table-cell table:number-columns-repeated="2" table:style-name="ce86"/>
          <table:table-cell table:style-name="ce54" office:value-type="string" calcext:value-type="string">
            <text:p>Mỡ 221</text:p>
          </table:table-cell>
          <table:table-cell table:style-name="ce65" office:value-type="string" calcext:value-type="string">
            <text:p>mỡ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Mỡ nhờn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50" calcext:value-type="float">
            <text:p>50</text:p>
          </table:table-cell>
          <table:table-cell table:style-name="ce69" office:value-type="string" calcext:value-type="string">
            <text:p>X0000010101050</text:p>
          </table:table-cell>
          <table:covered-table-cell table:number-columns-repeated="2" table:style-name="ce86"/>
          <table:table-cell table:style-name="ce54" office:value-type="string" calcext:value-type="string">
            <text:p>Mỡ HK-50</text:p>
          </table:table-cell>
          <table:table-cell table:style-name="ce65" office:value-type="string" calcext:value-type="string">
            <text:p>mỡ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Mỡ nhờn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5" office:value-type="float" office:value="51" calcext:value-type="float">
            <text:p>51</text:p>
          </table:table-cell>
          <table:table-cell table:style-name="ce69" office:value-type="string" calcext:value-type="string">
            <text:p>X0000010101051</text:p>
          </table:table-cell>
          <table:covered-table-cell table:number-columns-repeated="2" table:style-name="ce51"/>
          <table:table-cell table:style-name="ce54" office:value-type="string" calcext:value-type="string">
            <text:p>Mỡ số 9</text:p>
          </table:table-cell>
          <table:table-cell table:style-name="ce65" office:value-type="string" calcext:value-type="string">
            <text:p>mỡ</text:p>
          </table:table-cell>
          <table:table-cell table:style-name="ce77" office:value-type="string" calcext:value-type="string">
            <text:p>kg</text:p>
          </table:table-cell>
          <table:table-cell table:style-name="ce54" office:value-type="string" calcext:value-type="string">
            <text:p>Mỡ nhờn</text:p>
          </table:table-cell>
          <table:table-cell table:style-name="ce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EU_NHAP" table:style-name="ta11">
        <office:forms form:automatic-focus="false" form:apply-design-mode="false"/>
        <table:table-column table:style-name="co46" table:default-cell-style-name="ce15"/>
        <table:table-column table:style-name="co42" table:default-cell-style-name="ce15"/>
        <table:table-column table:style-name="co47" table:default-cell-style-name="ce15"/>
        <table:table-column table:style-name="co21" table:number-columns-repeated="4" table:default-cell-style-name="ce15"/>
        <table:table-column table:style-name="co48" table:default-cell-style-name="ce15"/>
        <table:table-column table:style-name="co21" table:default-cell-style-name="ce15"/>
        <table:table-column table:style-name="co49" table:default-cell-style-name="ce15"/>
        <table:table-column table:style-name="co21" table:default-cell-style-name="ce15"/>
        <table:table-column table:style-name="co38" table:default-cell-style-name="ce15"/>
        <table:table-column table:style-name="co21" table:number-columns-repeated="1012" table:default-cell-style-name="ce15"/>
        <table:table-row table:style-name="ro1">
          <table:table-cell table:number-columns-repeated="1024"/>
        </table:table-row>
        <table:table-row table:style-name="ro7">
          <table:table-cell/>
          <table:table-cell table:style-name="ce98" office:value-type="string" calcext:value-type="string" table:number-columns-spanned="3" table:number-rows-spanned="1">
            <text:p>SƯ ĐOÀN 371</text:p>
          </table:table-cell>
          <table:covered-table-cell table:number-columns-repeated="2" table:style-name="ce115"/>
          <table:table-cell table:style-name="ce139" office:value-type="string" calcext:value-type="string" table:number-columns-spanned="6" table:number-rows-spanned="1">
            <text:p>PHIẾU NHẬP XĂNG DẦU</text:p>
          </table:table-cell>
          <table:covered-table-cell table:number-columns-repeated="4" table:style-name="ce148"/>
          <table:covered-table-cell table:style-name="ce139"/>
          <table:table-cell table:style-name="ce168" office:value-type="string" calcext:value-type="string" table:number-columns-spanned="2" table:number-rows-spanned="1">
            <text:p>Số 1-03/XD-14</text:p>
          </table:table-cell>
          <table:covered-table-cell table:style-name="ce173"/>
          <table:table-cell table:number-columns-repeated="1012"/>
        </table:table-row>
        <table:table-row table:style-name="ro8">
          <table:table-cell/>
          <table:table-cell table:style-name="ce99" office:value-type="string" calcext:value-type="string" table:number-columns-spanned="3" table:number-rows-spanned="1">
            <text:p>F371</text:p>
          </table:table-cell>
          <table:covered-table-cell table:number-columns-repeated="2" table:style-name="ce116"/>
          <table:table-cell table:style-name="ce117" table:number-columns-repeated="7"/>
          <table:table-cell table:style-name="ce174"/>
          <table:table-cell table:number-columns-repeated="1012"/>
        </table:table-row>
        <table:table-row table:style-name="ro8">
          <table:table-cell/>
          <table:table-cell table:style-name="ce100" office:value-type="string" calcext:value-type="string">
            <text:p>Đơn vị nhận hàng:</text:p>
          </table:table-cell>
          <table:table-cell table:style-name="ce117">
            <draw:line table:end-cell-address="PHIEU_NHAP.D4" table:end-x="0.25in" table:end-y="0in" draw:z-index="0" draw:name="Straight Connector 1" draw:style-name="gr6" draw:text-style-name="P8" svg:x1="0.8539in" svg:y1="0in" svg:x2="1.272in" svg:y2="0in">
              <text:p/>
            </draw:line>
          </table:table-cell>
          <table:table-cell table:style-name="ce118" office:value-type="string" calcext:value-type="string">
            <text:p><text:s/>Kho xăng dầu - Kho Y</text:p>
          </table:table-cell>
          <table:table-cell table:style-name="ce118" table:number-columns-repeated="2"/>
          <table:table-cell table:style-name="ce154" office:value-type="string" calcext:value-type="string">
            <text:p>Số </text:p>
          </table:table-cell>
          <table:table-cell table:style-name="ce159" table:content-validation-name="val2" office:value-type="float" office:value="10" calcext:value-type="float">
            <text:p>10</text:p>
          </table:table-cell>
          <table:table-cell table:style-name="ce117"/>
          <table:table-cell table:style-name="ce117" office:value-type="string" calcext:value-type="string">
            <text:p>Giá trị đến ngày:</text:p>
          </table:table-cell>
          <table:table-cell table:style-name="ce169" table:number-columns-spanned="2" table:number-rows-spanned="1"/>
          <table:covered-table-cell table:style-name="ce169"/>
          <table:table-cell table:number-columns-repeated="1012"/>
        </table:table-row>
        <table:table-row table:style-name="ro8">
          <table:table-cell/>
          <table:table-cell table:style-name="ce101" office:value-type="string" calcext:value-type="string">
            <text:p>Đơn vị giao hàng: <text:s text:c="4"/></text:p>
          </table:table-cell>
          <table:table-cell table:style-name="ce117"/>
          <table:table-cell table:style-name="ce130" table:number-columns-repeated="3"/>
          <table:table-cell table:style-name="ce154" office:value-type="string" calcext:value-type="string">
            <text:p>Ngày </text:p>
          </table:table-cell>
          <table:table-cell table:style-name="ce160" office:value-type="string" calcext:value-type="string">
            <text:p>22/12/2023</text:p>
          </table:table-cell>
          <table:table-cell table:style-name="ce117"/>
          <table:table-cell table:style-name="ce117" office:value-type="string" calcext:value-type="string">
            <text:p>Số xe:</text:p>
          </table:table-cell>
          <table:table-cell table:style-name="ce170"/>
          <table:table-cell table:style-name="ce175"/>
          <table:table-cell table:number-columns-repeated="1012"/>
        </table:table-row>
        <table:table-row table:style-name="ro8">
          <table:table-cell/>
          <table:table-cell table:style-name="ce102" office:value-type="string" calcext:value-type="string">
            <text:p>Tính chất nhập: <text:s/></text:p>
          </table:table-cell>
          <table:table-cell table:style-name="ce117"/>
          <table:table-cell table:style-name="ce130" table:number-columns-repeated="4"/>
          <table:table-cell table:style-name="ce161"/>
          <table:table-cell table:style-name="ce130"/>
          <table:table-cell table:style-name="ce117" office:value-type="string" calcext:value-type="string">
            <text:p>Đ.vị vận chuyển:</text:p>
          </table:table-cell>
          <table:table-cell table:style-name="ce170"/>
          <table:table-cell table:style-name="ce175"/>
          <table:table-cell table:number-columns-repeated="1012"/>
        </table:table-row>
        <table:table-row table:style-name="ro8">
          <table:table-cell/>
          <table:table-cell table:style-name="ce102" office:value-type="string" calcext:value-type="string">
            <text:p>Theo lệnh (KH) số:</text:p>
          </table:table-cell>
          <table:table-cell table:style-name="ce117"/>
          <table:table-cell table:style-name="ce131" table:number-columns-repeated="4"/>
          <table:table-cell table:style-name="ce162"/>
          <table:table-cell table:style-name="ce131"/>
          <table:table-cell table:style-name="ce117" office:value-type="string" calcext:value-type="string">
            <text:p>D.tích K.định:</text:p>
          </table:table-cell>
          <table:table-cell table:style-name="ce170"/>
          <table:table-cell table:style-name="ce175"/>
          <table:table-cell table:number-columns-repeated="1012"/>
        </table:table-row>
        <table:table-row table:style-name="ro8">
          <table:table-cell/>
          <table:table-cell table:style-name="ce102" office:value-type="string" calcext:value-type="string">
            <text:p>Người nhận hàng:</text:p>
          </table:table-cell>
          <table:table-cell table:style-name="ce117"/>
          <table:table-cell table:style-name="ce131" office:value-type="string" calcext:value-type="string">
            <text:p>đ/c Giang</text:p>
          </table:table-cell>
          <table:table-cell table:style-name="ce131" table:number-columns-repeated="5"/>
          <table:table-cell table:style-name="ce117" office:value-type="string" calcext:value-type="string">
            <text:p>D.tích nhận hàng:</text:p>
          </table:table-cell>
          <table:table-cell table:style-name="ce170"/>
          <table:table-cell table:style-name="ce175"/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Giấy giới thiệu và CMT:</text:p>
          </table:table-cell>
          <table:table-cell table:style-name="ce117"/>
          <table:table-cell table:style-name="ce131" table:number-columns-repeated="6"/>
          <table:table-cell table:style-name="ce117" office:value-type="string" calcext:value-type="string">
            <text:p>Số lượng bao bì:</text:p>
          </table:table-cell>
          <table:table-cell table:style-name="ce170"/>
          <table:table-cell table:style-name="ce175"/>
          <table:table-cell table:number-columns-repeated="3"/>
          <table:table-cell table:style-name="ce181"/>
          <table:table-cell table:number-columns-repeated="1008"/>
        </table:table-row>
        <table:table-row table:style-name="ro8">
          <table:table-cell/>
          <table:table-cell table:style-name="ce103"/>
          <table:table-cell table:style-name="ce118"/>
          <table:table-cell table:style-name="ce117" table:number-columns-repeated="7"/>
          <table:table-cell table:style-name="ce170"/>
          <table:table-cell table:style-name="ce175"/>
          <table:table-cell table:number-columns-repeated="1012"/>
        </table:table-row>
        <table:table-row table:style-name="ro8">
          <table:table-cell/>
          <table:table-cell table:style-name="ce104" office:value-type="string" calcext:value-type="string" table:number-columns-spanned="1" table:number-rows-spanned="2">
            <text:p>TT</text:p>
          </table:table-cell>
          <table:table-cell table:style-name="ce119" office:value-type="string" calcext:value-type="string" table:number-columns-spanned="1" table:number-rows-spanned="2">
            <text:p>Mã số</text:p>
          </table:table-cell>
          <table:table-cell table:style-name="ce104" office:value-type="string" calcext:value-type="string" table:number-columns-spanned="1" table:number-rows-spanned="2">
            <text:p>Tên xăng dầu</text:p>
          </table:table-cell>
          <table:table-cell table:style-name="ce104" office:value-type="string" calcext:value-type="string" table:number-columns-spanned="1" table:number-rows-spanned="2">
            <text:p>Chất lượng</text:p>
          </table:table-cell>
          <table:table-cell table:style-name="ce149" office:value-type="string" calcext:value-type="string" table:number-columns-spanned="5" table:number-rows-spanned="1">
            <text:p>Số lượng</text:p>
          </table:table-cell>
          <table:covered-table-cell table:number-columns-repeated="3" table:style-name="ce155"/>
          <table:covered-table-cell table:style-name="ce163"/>
          <table:table-cell table:style-name="ce104" office:value-type="string" calcext:value-type="string" table:number-columns-spanned="1" table:number-rows-spanned="2">
            <text:p>Đơn giá</text:p>
          </table:table-cell>
          <table:table-cell table:style-name="ce104" office:value-type="string" calcext:value-type="string" table:number-columns-spanned="1" table:number-rows-spanned="2">
            <text:p>Thành tiền</text:p>
          </table:table-cell>
          <table:table-cell table:number-columns-repeated="1012"/>
        </table:table-row>
        <table:table-row table:style-name="ro9">
          <table:table-cell/>
          <table:covered-table-cell table:style-name="ce105"/>
          <table:covered-table-cell table:style-name="ce120"/>
          <table:covered-table-cell table:number-columns-repeated="2" table:style-name="ce105"/>
          <table:table-cell table:style-name="ce150" office:value-type="string" calcext:value-type="string">
            <text:p>Phải xuất</text:p>
            <text:p>(Lít t<text:span text:style-name="T5">o</text:span><text:span text:style-name="T6">TT, Kg)</text:span></text:p>
          </table:table-cell>
          <table:table-cell table:style-name="ce150" office:value-type="string" calcext:value-type="string">
            <text:p>Nhiệt độ thực tế</text:p>
          </table:table-cell>
          <table:table-cell table:style-name="ce150" office:value-type="string" calcext:value-type="string">
            <text:p>Tỷ trọng</text:p>
            <text:p>15<text:span text:style-name="T5">o</text:span><text:span text:style-name="T6">C</text:span></text:p>
          </table:table-cell>
          <table:table-cell table:style-name="ce150" office:value-type="string" calcext:value-type="string">
            <text:p>Hệ số</text:p>
            <text:p>VCF</text:p>
          </table:table-cell>
          <table:table-cell table:style-name="ce150" office:value-type="string" calcext:value-type="string">
            <text:p>Thực xuất</text:p>
            <text:p>(Lít 15<text:span text:style-name="T5">o</text:span><text:span text:style-name="T6">C, Kg)</text:span></text:p>
          </table:table-cell>
          <table:covered-table-cell table:number-columns-repeated="2" table:style-name="ce105"/>
          <table:table-cell table:number-columns-repeated="1012"/>
        </table:table-row>
        <table:table-row table:style-name="ro1">
          <table:table-cell/>
          <table:table-cell table:style-name="ce106"/>
          <table:table-cell table:style-name="ce121"/>
          <table:table-cell table:style-name="ce132"/>
          <table:table-cell table:style-name="ce140"/>
          <table:table-cell table:style-name="ce151"/>
          <table:table-cell table:style-name="ce156" table:number-columns-repeated="3"/>
          <table:table-cell table:style-name="ce164" table:number-columns-repeated="3"/>
          <table:table-cell table:number-columns-repeated="3"/>
          <table:table-cell table:style-name="ce182"/>
          <table:table-cell table:number-columns-repeated="1008"/>
        </table:table-row>
        <table:table-row table:style-name="ro10">
          <table:table-cell/>
          <table:table-cell table:style-name="ce107"/>
          <table:table-cell table:style-name="ce122"/>
          <table:table-cell table:style-name="ce133"/>
          <table:table-cell table:style-name="ce141"/>
          <table:table-cell table:style-name="ce152" table:number-columns-repeated="4"/>
          <table:table-cell table:style-name="ce165" table:number-columns-repeated="3"/>
          <table:table-cell table:style-name="ce114"/>
          <table:table-cell table:number-columns-repeated="3"/>
          <table:table-cell table:style-name="ce182"/>
          <table:table-cell table:number-columns-repeated="1007"/>
        </table:table-row>
        <table:table-row table:style-name="ro1">
          <table:table-cell/>
          <table:table-cell table:style-name="ce107"/>
          <table:table-cell table:style-name="ce122">
            <office:annotation draw:style-name="gr5" draw:text-style-name="P7" svg:width="2.7764in" svg:height="1.0417in" svg:x="2.472in" svg:y="3.6248in" draw:caption-point-x="-0.4205in" draw:caption-point-y="0.0874in">
              <dc:date>2024-09-09T00:00:00</dc:date>
              <text:p text:style-name="P6">Để cập nhật công thức, chọn vào vùng có công thức BS_SQL nhấn CTRL+SHIFT+A hoặc từ menu A-Tools.</text:p>
            </office:annotation>
          </table:table-cell>
          <table:table-cell table:style-name="ce133"/>
          <table:table-cell table:style-name="ce141"/>
          <table:table-cell table:style-name="ce152" table:number-columns-repeated="4"/>
          <table:table-cell table:style-name="ce165" table:number-columns-repeated="3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/>
          <table:table-cell table:style-name="ce123"/>
          <table:table-cell table:style-name="ce134"/>
          <table:table-cell table:style-name="ce142"/>
          <table:table-cell table:style-name="ce153" table:number-columns-repeated="4"/>
          <table:table-cell table:style-name="ce166" table:number-columns-repeated="3"/>
          <table:table-cell table:number-columns-repeated="1012"/>
        </table:table-row>
        <table:table-row table:style-name="ro8">
          <table:table-cell/>
          <table:table-cell table:style-name="ce109" table:number-columns-repeated="2"/>
          <table:table-cell table:style-name="ce135" office:value-type="string" calcext:value-type="string">
            <text:p>Cộng</text:p>
          </table:table-cell>
          <table:table-cell table:style-name="ce143" table:number-columns-repeated="5"/>
          <table:table-cell table:style-name="ce167" table:formula="of:=SUM([.J13:.J16])" office:value-type="float" office:value="0" calcext:value-type="float">
            <text:p>0</text:p>
          </table:table-cell>
          <table:table-cell table:style-name="ce167"/>
          <table:table-cell table:style-name="ce167" table:formula="of:=SUM([.L13:.L16])" office:value-type="float" office:value="0" calcext:value-type="float">
            <text:p>0</text:p>
          </table:table-cell>
          <table:table-cell table:number-columns-repeated="1012"/>
        </table:table-row>
        <table:table-row table:style-name="ro11">
          <table:table-cell/>
          <table:table-cell table:style-name="ce102" office:value-type="string" calcext:value-type="string">
            <text:p><text:s text:c="5"/>Tổng cộng:</text:p>
          </table:table-cell>
          <table:table-cell table:style-name="ce124"/>
          <table:table-cell table:style-name="ce136"/>
          <table:table-cell table:style-name="ce144" office:value-type="string" calcext:value-type="string">
            <text:p>Khoản, <text:s text:c="4"/>số lượng:</text:p>
          </table:table-cell>
          <table:table-cell table:style-name="ce124"/>
          <table:table-cell table:style-name="ce157" table:number-columns-repeated="4"/>
          <table:table-cell table:style-name="ce125" office:value-type="string" calcext:value-type="string">
            <text:p>lít, Kg.</text:p>
          </table:table-cell>
          <table:table-cell table:style-name="ce176"/>
          <table:table-cell table:number-columns-repeated="3"/>
          <table:table-cell table:style-name="ce181"/>
          <table:table-cell table:number-columns-repeated="1008"/>
        </table:table-row>
        <table:table-row table:style-name="ro8">
          <table:table-cell/>
          <table:table-cell table:style-name="ce102" office:value-type="string" calcext:value-type="string">
            <text:p><text:s text:c="5"/>Thành tiền:</text:p>
          </table:table-cell>
          <table:table-cell table:style-name="ce125"/>
          <table:table-cell table:style-name="ce137"/>
          <table:table-cell table:style-name="ce145" table:number-columns-repeated="7"/>
          <table:table-cell table:style-name="ce177"/>
          <table:table-cell table:number-columns-repeated="1012"/>
        </table:table-row>
        <table:table-row table:style-name="ro8">
          <table:table-cell/>
          <table:table-cell table:style-name="ce102" office:value-type="string" calcext:value-type="string">
            <text:p><text:s text:c="5"/>Ghi chú:</text:p>
          </table:table-cell>
          <table:table-cell table:style-name="ce125"/>
          <table:table-cell table:style-name="ce138" table:number-columns-repeated="8"/>
          <table:table-cell table:style-name="ce178"/>
          <table:table-cell table:number-columns-repeated="1012"/>
        </table:table-row>
        <table:table-row table:style-name="ro8">
          <table:table-cell/>
          <table:table-cell table:style-name="ce102"/>
          <table:table-cell table:style-name="ce126" table:number-columns-repeated="2"/>
          <table:table-cell table:style-name="ce125" table:number-columns-repeated="6"/>
          <table:table-cell table:style-name="ce171" table:number-columns-spanned="2" table:number-rows-spanned="1"/>
          <table:covered-table-cell table:style-name="ce171"/>
          <table:table-cell table:number-columns-repeated="1012"/>
        </table:table-row>
        <table:table-row table:style-name="ro1">
          <table:table-cell/>
          <table:table-cell table:style-name="ce110" office:value-type="string" calcext:value-type="string" table:number-columns-spanned="3" table:number-rows-spanned="1">
            <text:p><text:s text:c="6"/>NGƯỜI NHẬN</text:p>
          </table:table-cell>
          <table:covered-table-cell table:number-columns-repeated="2" table:style-name="ce126"/>
          <table:table-cell table:style-name="ce126" office:value-type="string" calcext:value-type="string" table:number-columns-spanned="2" table:number-rows-spanned="1">
            <text:p>NGƯỜI GIAO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TÀI CHÍNH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NGƯỜI VIẾT PHIẾU</text:p>
          </table:table-cell>
          <table:covered-table-cell table:style-name="ce126"/>
          <table:table-cell table:style-name="ce171" office:value-type="string" calcext:value-type="string" table:number-columns-spanned="2" table:number-rows-spanned="1">
            <text:p>CHỦ NHIỆM </text:p>
          </table:table-cell>
          <table:covered-table-cell table:style-name="ce171"/>
          <table:table-cell table:number-columns-repeated="1012"/>
        </table:table-row>
        <table:table-row table:style-name="ro8" table:number-rows-repeated="2">
          <table:table-cell/>
          <table:table-cell table:style-name="ce111"/>
          <table:table-cell table:style-name="ce127" table:number-columns-repeated="9"/>
          <table:table-cell table:style-name="ce179"/>
          <table:table-cell table:number-columns-repeated="1012"/>
        </table:table-row>
        <table:table-row table:style-name="ro8">
          <table:table-cell/>
          <table:table-cell table:style-name="ce112"/>
          <table:table-cell table:style-name="ce128" table:number-columns-repeated="2"/>
          <table:table-cell table:style-name="ce146" table:number-columns-repeated="7"/>
          <table:table-cell table:style-name="ce180"/>
          <table:table-cell table:number-columns-repeated="1012"/>
        </table:table-row>
        <table:table-row table:style-name="ro8">
          <table:table-cell/>
          <table:table-cell table:style-name="ce113" office:value-type="string" calcext:value-type="string" table:number-columns-spanned="3" table:number-rows-spanned="1">
            <text:p>Phạm Bằng Giang</text:p>
          </table:table-cell>
          <table:covered-table-cell table:number-columns-repeated="2" table:style-name="ce129"/>
          <table:table-cell table:style-name="ce147" table:number-columns-spanned="2" table:number-rows-spanned="1"/>
          <table:covered-table-cell table:style-name="ce147"/>
          <table:table-cell table:style-name="ce158" office:value-type="string" calcext:value-type="string" table:number-columns-spanned="2" table:number-rows-spanned="1">
            <text:p>Nguyễn Thị Thủy</text:p>
          </table:table-cell>
          <table:covered-table-cell table:style-name="ce158"/>
          <table:table-cell table:style-name="ce158" office:value-type="string" calcext:value-type="string" table:number-columns-spanned="2" table:number-rows-spanned="1">
            <text:p>1//CN Bùi Quang Tài</text:p>
          </table:table-cell>
          <table:covered-table-cell table:style-name="ce158"/>
          <table:table-cell table:style-name="ce172" office:value-type="string" calcext:value-type="string" table:number-columns-spanned="2" table:number-rows-spanned="1">
            <text:p>3// Vương Khắc Ninh</text:p>
          </table:table-cell>
          <table:covered-table-cell table:style-name="ce172"/>
          <table:table-cell table:number-columns-repeated="1012"/>
        </table:table-row>
        <table:table-row table:style-name="ro1">
          <table:table-cell/>
          <table:table-cell table:style-name="ce114" table:number-columns-repeated="11"/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T_NV_DX" table:base-cell-address="$form.$A$1" table:expression="#REF!"/>
        <table:named-range table:name="dvtt" table:base-cell-address="$form.$A$1" table:cell-range-address="$data.$H$11:.$H$21"/>
        <table:named-range table:name="KHO" table:base-cell-address="$form.$A$1" table:cell-range-address="$SO_CAI.$B$10:.$U$23"/>
        <table:named-expression table:name="N_CONG" table:base-cell-address="$form.$A$1" table:expression="#REF!"/>
        <table:named-expression table:name="N_CXD" table:base-cell-address="$form.$A$1" table:expression="#REF!"/>
        <table:named-expression table:name="N_KHAC" table:base-cell-address="$form.$A$1" table:expression="#REF!"/>
        <table:named-expression table:name="N_MUAPC" table:base-cell-address="$form.$A$1" table:expression="#REF!"/>
        <table:named-expression table:name="N_QC" table:base-cell-address="$form.$A$1" table:expression="#REF!"/>
        <table:named-expression table:name="N_TRONG_QT" table:base-cell-address="$form.$A$1" table:expression="#REF!"/>
        <table:named-range table:name="socai3" table:base-cell-address="$form.$A$1" table:cell-range-address="$SO_CAI.$B$10:.$U$23"/>
        <table:named-range table:name="SO_CAI" table:base-cell-address="$form.$A$1" table:cell-range-address="$SO_CAI.$B$10:.$U$23"/>
        <table:named-range table:name="SO_CAI_12" table:base-cell-address="$form.$A$1" table:cell-range-address="$SO_CAI.$B$10:.$U$23"/>
        <table:named-expression table:name="TCK_CONG" table:base-cell-address="$form.$A$1" table:expression="#REF!"/>
        <table:named-expression table:name="TCK_DT_NV_DX" table:base-cell-address="$form.$A$1" table:expression="#REF!"/>
        <table:named-expression table:name="TCK_SSCD" table:base-cell-address="$form.$A$1" table:expression="#REF!"/>
        <table:named-expression table:name="TDK_CONG" table:base-cell-address="$form.$A$1" table:expression="#REF!"/>
        <table:named-expression table:name="TDK_DT_NV_DX" table:base-cell-address="$form.$A$1" table:expression="#REF!"/>
        <table:named-expression table:name="TDK_SSCD" table:base-cell-address="$form.$A$1" table:expression="#REF!"/>
        <table:named-expression table:name="ten_xd" table:base-cell-address="$form.$A$1" table:expression="#REF!"/>
        <table:named-expression table:name="X_BQ" table:base-cell-address="$form.$A$1" table:expression="#REF!"/>
        <table:named-expression table:name="X_CONG" table:base-cell-address="$form.$A$1" table:expression="#REF!"/>
        <table:named-expression table:name="X_HAO_HUT" table:base-cell-address="$form.$A$1" table:expression="#REF!"/>
        <table:named-expression table:name="X_KHAC" table:base-cell-address="$form.$A$1" table:expression="#REF!"/>
        <table:named-expression table:name="X_NGOAIQC" table:base-cell-address="$form.$A$1" table:expression="#REF!"/>
        <table:named-expression table:name="X_TON_THAT" table:base-cell-address="$form.$A$1" table:expression="#REF!"/>
        <table:named-expression table:name="X_TRONG_QC" table:base-cell-address="$form.$A$1" table:expression="#REF!"/>
        <table:named-expression table:name="X_TT_XEMAY" table:base-cell-address="$form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/>
    <style:font-face style:name="Tme" svg:font-family="Tm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8"/>
    <draw:gradient draw:name="Gradient_20_1" draw:display-name="Gradient 1" draw:style="linear" draw:start-color="#6082ca" draw:end-color="#3d6fc9" draw:start-intensity="100%" draw:end-intensity="100%" draw:angle="0deg" draw:border="0%"/>
    <draw:gradient draw:name="Gradient_20_2" draw:display-name="Gradient 2" draw:style="linear" draw:start-color="#80b761" draw:end-color="#6fb142" draw:start-intensity="100%" draw:end-intensity="100%" draw:angle="0deg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68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HIEU_5f_XUAT" style:display-name="PageStyle_PHIEU_XUA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m" style:display-name="PageStyle_for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tle_5f_for_5f_userform" style:display-name="PageStyle_title_for_userfor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T_5f_TON_5f_KHO" style:display-name="PageStyle_PT_TON_KH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_5f_CAI" style:display-name="PageStyle_SO_CAI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MN" style:display-name="PageStyle_DM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L" style:display-name="PageStyle_N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IEU_5f_NHAP" style:display-name="PageStyle_PHIEU_NH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O_5f_CAO_5f_NXT" style:display-name="PageStyle_BAO_CAO_NX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4-08-07T08:56:27</meta:creation-date>
    <dc:date>2024-09-09T08:38:27.846052189</dc:date>
    <meta:generator>LibreOffice/7.3.7.2$Linux_X86_64 LibreOffice_project/30$Build-2</meta:generator>
    <meta:editing-duration>PT55M59S</meta:editing-duration>
    <meta:editing-cycles>2</meta:editing-cycles>
    <meta:document-statistic meta:table-count="11" meta:cell-count="962" meta:object-count="8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NhapLieu.xml><?xml version="1.0" encoding="utf-8"?>
<!DOCTYPE module  PUBLIC '-//OpenOffice.org//DTD OfficeDocument 1.0//EN'  'module.dtd'>
<script:module xmlns:script="http://openoffice.org/2000/script" script:name="FNhapLieu" script:language="StarBasic" script:moduleType="form">Rem Attribute VBA_ModuleType=VBAFormModule
Option VBASupport 1

Private Sub ComboBox1_Change()

End Sub

Private Sub CommandButton1_Click()
    FNhapLieu_create.Show
End Sub

Private Sub dest_cb_Change()

End Sub

Private Sub hh_list_Click()

End Sub

Private Sub UserForm_Initialize()
    FNhapLieu.Caption = VniToUni("chafo moij nguoiwf tooi laf benf")
    
    
    last_row = Cells(Rows.Count, "A").End(xlUp).Row
    dest_cb.RowSource = "data!H12:H36"
    dest_cb.ListIndex = -1
    dest_cb.Text = "371"
    del_cb.RowSource = "data!H12:H36"
    del_cb.ListIndex = -1
    del_cb.Text = "Select Destination"
    With hh_list
    .ColumnCount = 5
    .ColumnHeads = True
    .ColumnWidths = "30,110,90,90,90"
    .RowSource = "data!A2:E" &amp; last_row
    End With
    
End Sub

</script:module>
</file>

<file path=Basic/VBAProject/FNhapLieu_create.xml><?xml version="1.0" encoding="utf-8"?>
<!DOCTYPE module  PUBLIC '-//OpenOffice.org//DTD OfficeDocument 1.0//EN'  'module.dtd'>
<script:module xmlns:script="http://openoffice.org/2000/script" script:name="FNhapLieu_create" script:language="StarBasic" script:moduleType="form">Rem Attribute VBA_ModuleType=VBAFormModule
Option VBASupport 1
Dim inX As Integer
Private Sub add_btn_Click()
    draw_ls.AddItem
    draw_ls.List(draw_ls.ListCount - 1, 0) = "1"
    draw_ls.List(draw_ls.ListCount - 1, 1) = fuel_cb.Text
    draw_ls.List(draw_ls.ListCount - 1, 2) = price_cb.Text
    draw_ls.List(draw_ls.ListCount - 1, 3) = quantity_txb.Text
    intX = intX + 1
    fuel_cb.Text = ""
    price_cb.Text = ""
    quantity_txb.Text = ""
End Sub

Private Sub cancel_btn_Click()
    Unload Me
End Sub

Private Sub Label7_Click()

End Sub

Private Sub price_cb_Change()

End Sub

Private Sub UserForm_Click()

End Sub

Private Sub UserForm_Initialize()
    inX = 0
    fuel_cb.RowSource = "PT_TON_KHO!C8:C59"
    fuel_cb.ListIndex = -1
    fuel_cb.Text = "Select fuel"
    With draw_ls
    .ColumnCount = 4
    .ColumnHeads = False
    .ColumnWidths = "50,145,120,120"
    .ControlSource = ""
    End With
End Sub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form1()
    FNhapLieu.Show
End Sub

Sub GoTiengViet()
    Dim form_title As String
    form_title = ThisWorkbook.Worksheets("title_for_userform").Range("C3")
End Sub

Sub One_Find()
    Dim Compld As Range
    Set Compld = Range("A:A").Find(what:=Range("B3").Value, LookIn:=xlValues, lookat:=xlWhole)
    
    If Not Compld Is Nothing Then
        Range("C3").Value = Compld.Offset(, 4).Value
    Else
        MsgBox ("Company not found!")
    End If
End Sub

Sub get_data_from_file()
    Dim FileToOpen As Variant
    Dim OpenBook As Workbook
    
    FileToOpen = Application.GetOpenFilename(Title:="Browse for your File &amp; Import Range", FileFilter:="Excel Files(*.xls*),*xls*")
    If FileToOpen &lt;&gt; False Then
        Set OpenBook = Application.Workbooks.Open(FileToOpen)
        OpenBook.Sheets("LUAN_CHUYEN_VON_E923").Range("C10:E20").Copy
        ThisWorkbook.Worksheets("SO_CAI").Range("A20").PasteSpecial xlPasteValues
        OpenBook.Close False
    End If
    Application.ScreenUpdating = True
End Sub

Sub saveData()
    Dim lr As Long
    With SH_DATA
        lr = .Range("A" &amp; Rows.Count).End(xlUp).Row + 1
        SH_FORM.Range("L20:Q20").Copy
        .Range("A" &amp; lr).PasteSpecial xlPasteValues
        MsgBox "Xong!"
    End With
        
End Sub

Function TCVN3toUNICODE(vnstr As String)
Dim c As String, i As Integer
   For i = 1 To Len(vnstr)
      c = Mid(vnstr, i, 1)
      Select Case c
         Case "a": c = ChrW$(97)
         Case "¸": c = ChrW$(225)
         Case "µ": c = ChrW$(224)
         Case "¶": c = ChrW$(7843)
         Case "·": c = ChrW$(227)
         Case "¹": c = ChrW$(7841)
         Case "¨": c = ChrW$(259)
         Case "¾": c = ChrW$(7855)
         Case "»": c = ChrW$(7857)
         Case "¼": c = ChrW$(7859)
         Case "½": c = ChrW$(7861)
         Case "Æ": c = ChrW$(7863)
         Case "©": c = ChrW$(226)
         Case "Ê": c = ChrW$(7845)
         Case "Ç": c = ChrW$(7847)
         Case "È": c = ChrW$(7849)
         Case "É": c = ChrW$(7851)
         Case "Ë": c = ChrW$(7853)
         Case "e": c = ChrW$(101)
         Case "Ð": c = ChrW$(233)
         Case "Ì": c = ChrW$(232)
         Case "Î": c = ChrW$(7867)
         Case "Ï": c = ChrW$(7869)
         Case "Ñ": c = ChrW$(7865)
         Case "ª": c = ChrW$(234)
         Case "Õ": c = ChrW$(7871)
         Case "Ò": c = ChrW$(7873)
         Case "Ó": c = ChrW$(7875)
         Case "Ô": c = ChrW$(7877)
         Case "Ö": c = ChrW$(7879)
         Case "o": c = ChrW$(111)
         Case "ã": c = ChrW$(243)
         Case "ß": c = ChrW$(242)
         Case "á": c = ChrW$(7887)
         Case "â": c = ChrW$(245)
         Case "ä": c = ChrW$(7885)
         Case "«": c = ChrW$(244)
         Case "è": c = ChrW$(7889)
         Case "å": c = ChrW$(7891)
         Case "æ": c = ChrW$(7893)
         Case "ç": c = ChrW$(7895)
         Case "é": c = ChrW$(7897)
         Case "¬": c = ChrW$(417)
         Case "í": c = ChrW$(7899)
         Case "ê": c = ChrW$(7901)
         Case "ë": c = ChrW$(7903)
         Case "ì": c = ChrW$(7905)
         Case "î": c = ChrW$(7907)
         Case "i": c = ChrW$(105)
         Case "Ý": c = ChrW$(237)
         Case "×": c = ChrW$(236)
         Case "Ø": c = ChrW$(7881)
         Case "Ü": c = ChrW$(297)
         Case "Þ": c = ChrW$(7883)
         Case "u": c = ChrW$(117)
         Case "ó": c = ChrW$(250)
         Case "ï": c = ChrW$(249)
         Case "ñ": c = ChrW$(7911)
         Case "ò": c = ChrW$(361)
         Case "ô": c = ChrW$(7909)
         Case "­": c = ChrW$(432)
         Case "ø": c = ChrW$(7913)
         Case "õ": c = ChrW$(7915)
         Case "ö": c = ChrW$(7917)
         Case "÷": c = ChrW$(7919)
         Case "ù": c = ChrW$(7921)
         Case "y": c = ChrW$(121)
         Case "ý": c = ChrW$(253)
         Case "ú": c = ChrW$(7923)
         Case "û": c = ChrW$(7927)
         Case "ü": c = ChrW$(7929)
         Case "þ": c = ChrW$(7925)
         Case "®": c = ChrW$(273)
         Case "A": c = ChrW$(65)
         Case "¡": c = ChrW$(258)
         Case "¢": c = ChrW$(194)
         Case "E": c = ChrW$(69)
         Case "£": c = ChrW$(202)
         Case "O": c = ChrW$(79)
         Case "¤": c = ChrW$(212)
         Case "¥": c = ChrW$(416)
         Case "I": c = ChrW$(73)
         Case "U": c = ChrW$(85)
         Case "¦": c = ChrW$(431)
         Case "Y": c = ChrW$(89)
         Case "§": c = ChrW$(272)
      End Select
      TCVN3toUNICODE = TCVN3toUNICODE + c
   Next i
End Function

Public Function VniToUni(str$) As String
    Dim VNI$, UNI$, i&amp;, sUni$, arrUNI() As String
    VNI = "aù,aø,aû,aõ,aï,aâ,aê,aá,aà,aå,aã,aä,aé,aè,aú,aü,aë,AÙ,AØ,AÛ,AÕ,AÏ,AÂ,AÊ,AÁ,AÀ,AÅ,AÃ,AÄ,AÉ,AÈ,AÚ,AÜ,AË,eù,eø,eû,eõ,eï,eâ,eá,eà,eå,eã,eä,EÙ,EØ,EÛ,EÕ,EÏ,EÂ,EÁ,EÀ,EÅ,EÃ,EÄ,í ,ì ,æ ,ó ,ò ,Í ,Ì ,Æ ,Ó ,Ò ,où,oø,oû,oõ,oï,oâ,ô,oá,oà,oå,oã,oä,ôù,ôø,ôû,ôõ,ôï,OÙ,OØ,OÛ,OÕ,OÏ,OÂ,Ô ,OÁ,OÀ,OÅ,OÃ,OÄ,ÔÙ,ÔØ,ÔÛ,ÔÕ,ÔÏ,uù,uø,uû,uõ,uï,ö ,öù,öø,öû,öõ,öï,UÙ,UØ,UÛ,UÕ,UÏ,Ö ,ÖÙ,ÖØ,ÖÛ,ÖÕ,ÖÏ,yù,yø,yû,yõ,î ,YÙ,YØ,YÛ,YÕ,Î ,ñ ,Ñ "
    UNI = "E1,E0,1EA3,E3,1EA1,E2,103,1EA5,1EA7,1EA9,1EAB,1EAD,1EAF,1EB1,1EB3,1EB5,1EB7,C1,C0,1EA2,C3,1EA0,C2,102,1EA4,1EA6,1EA8,1EAA,1EAC,1EAE,1EB0,1EB2,1EB4,1EB6,E9,E8,1EBB,1EBD,1EB9,EA,1EBF,1EC1,1EC3,1EC5,1EC7,C9,C8,1EBA,1EBC,1EB8,CA,1EBE,1EC0,1EC2,1EC4,1EC6,ED,EC,1EC9,129,1ECB,CD,CC,1EC8,128,1ECA,F3,F2,1ECF,F5,1ECD,F4,1A1,1ED1,1ED3,1ED5,1ED7,1ED9,1EDB,1EDD,1EDF,1EE1,1EE3,D3,D2,1ECE,D5,1ECC,D4,1A0,1ED0,1ED2,1ED4,1ED6,1ED8,1EDA,1EDC,1EDE,1EE0,1EE2,FA,F9,1EE7,169,1EE5,1B0,1EE9,1EEB,1EED,1EEF,1EF1,DA,D9,1EE6,168,1EE4,1AF,1EE8,1EEA,1EEC,1EEE,1EF0,FD,1EF3,1EF7,1EF9,1EF5,DD,1EF2,1EF6,1EF8,1EF4,111,110"
    arrUNI = Split(UNI, ",")
     For i = 1 To Len(str)
            If InStr(VNI, Mid(str, i, 2)) &gt; 0 And Len(Mid(str, i, 2)) = 2 Then
                sUni = sUni &amp; ChrW("&amp;h" &amp; arrUNI(InStr(VNI, Mid(str, i, 2)) \ 3))
                 i = i + 1
            ElseIf InStr(VNI, Mid(str, i, 1) &amp; " ") &gt; 0 Then
                sUni = sUni &amp; ChrW("&amp;h" &amp; arrUNI(InStr(VNI, Mid(str, i, 1) &amp; " ") \ 3))
            End If
        If InStr(VNI, Mid(str, i, 1)) = 0 Or InStr("a,A,e,E,o,O,u,U,y,Y, ", Mid(str, i, 1)) &gt; 0 Then sUni = sUni &amp; Mid(str, i, 1)
    Next
    VniToUni = sUni
End Function


</script:module>
</file>

<file path=Basic/VBAProject/SH_DATA.xml><?xml version="1.0" encoding="utf-8"?>
<!DOCTYPE module  PUBLIC '-//OpenOffice.org//DTD OfficeDocument 1.0//EN'  'module.dtd'>
<script:module xmlns:script="http://openoffice.org/2000/script" script:name="SH_DATA" script:language="StarBasic" script:moduleType="document">Rem Attribute VBA_ModuleType=VBADocumentModule
Option VBASupport 1

</script:module>
</file>

<file path=Basic/VBAProject/SH_FORM.xml><?xml version="1.0" encoding="utf-8"?>
<!DOCTYPE module  PUBLIC '-//OpenOffice.org//DTD OfficeDocument 1.0//EN'  'module.dtd'>
<script:module xmlns:script="http://openoffice.org/2000/script" script:name="SH_FORM" script:language="StarBasic" script:moduleType="document">Rem Attribute VBA_ModuleType=VBADocumentModule
Option VBASupport 1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NhapLieu"/>
  <library:element library:name="FNhapLieu_create"/>
  <library:element library:name="Module1"/>
  <library:element library:name="SH_DATA"/>
  <library:element library:name="SH_FORM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FNhapLieu.xml><?xml version="1.0" encoding="utf-8"?>
<!DOCTYPE window  PUBLIC '-//OpenOffice.org//DTD OfficeDocument 1.0//EN'  'dialog.dtd'>
<dlg:window xmlns:dlg="http://openoffice.org/2000/dialog" xmlns:script="http://openoffice.org/2000/script" dlg:style-id="7" dlg:id="FNhapLieu" dlg:left="0" dlg:top="0" dlg:width="338" dlg:height="347" dlg:closeable="true" dlg:moveable="true" dlg:title="NHAP_XUAT_FORM">
  <dlg:styles>
    <dlg:style dlg:style-id="0" dlg:background-color="0x8000" dlg:text-color="0xd4d0c8" dlg:font-name="Arial" dlg:font-height="18" dlg:font-charset="ansi" dlg:font-weight="150"/>
    <dlg:style dlg:style-id="1" dlg:background-color="0xece9d8" dlg:text-color="0x0" dlg:font-name="Arial" dlg:font-height="12" dlg:font-charset="ansi" dlg:font-weight="150"/>
    <dlg:style dlg:style-id="2" dlg:background-color="0xffffff" dlg:text-color="0x0" dlg:font-name="Tahoma" dlg:font-height="12" dlg:font-charset="ansi" dlg:font-weight="150"/>
    <dlg:style dlg:style-id="3" dlg:background-color="0x8000" dlg:text-color="0x0" dlg:font-name="Arial" dlg:font-height="12" dlg:font-charset="ansi" dlg:font-weight="150"/>
    <dlg:style dlg:style-id="4" dlg:background-color="0x808080" dlg:text-color="0x0" dlg:font-name="Arial" dlg:font-height="12" dlg:font-charset="ansi" dlg:font-weight="150"/>
    <dlg:style dlg:style-id="5" dlg:background-color="0xffffff" dlg:text-color="0x0" dlg:font-name="Tahoma" dlg:font-height="12" dlg:font-charset="ansi" dlg:font-weight="100"/>
    <dlg:style dlg:style-id="6" dlg:background-color="0xece9d8" dlg:text-color="0x0" dlg:font-name="Tahoma" dlg:font-height="9" dlg:font-charset="ansi" dlg:font-weight="100"/>
    <dlg:style dlg:style-id="7" dlg:background-color="0xece9d8"/>
  </dlg:styles>
  <dlg:bulletinboard>
    <dlg:text dlg:style-id="0" dlg:id="header_lb" dlg:tab-index="0" dlg:left="3" dlg:top="4" dlg:width="323" dlg:height="19" dlg:value="FORM NHAP XANG DAU" dlg:align="center" dlg:valign="top" dlg:multiline="true" dlg:tabstop="false"/>
    <dlg:text dlg:style-id="1" dlg:id="Label2" dlg:tab-index="1" dlg:left="3" dlg:top="30" dlg:width="60" dlg:height="11" dlg:value="Don v? nh?p" dlg:valign="top" dlg:multiline="true" dlg:tabstop="false"/>
    <dlg:text dlg:style-id="1" dlg:id="Label3" dlg:tab-index="2" dlg:left="3" dlg:top="49" dlg:width="60" dlg:height="11" dlg:value="Delivery:" dlg:valign="top" dlg:multiline="true" dlg:tabstop="false"/>
    <dlg:text dlg:style-id="1" dlg:id="Label4" dlg:tab-index="3" dlg:left="3" dlg:top="68" dlg:width="13" dlg:height="11" dlg:value="Id:" dlg:valign="top" dlg:multiline="true" dlg:tabstop="false"/>
    <dlg:textfield dlg:style-id="2" dlg:id="TextBox3" dlg:tab-index="4" dlg:left="67" dlg:top="64" dlg:width="30" dlg:height="16" dlg:tabstop="true"/>
    <dlg:text dlg:style-id="1" dlg:id="Label5" dlg:tab-index="5" dlg:left="3" dlg:top="87" dlg:width="60" dlg:height="11" dlg:value="Consignee:" dlg:valign="top" dlg:multiline="true" dlg:tabstop="false"/>
    <dlg:textfield dlg:style-id="2" dlg:id="TextBox4" dlg:tab-index="6" dlg:left="67" dlg:top="83" dlg:width="87" dlg:height="16" dlg:tabstop="true"/>
    <dlg:combobox dlg:style-id="2" dlg:control-implementation="stardiv.one.form.component.ComboBox" dlg:id="dest_cb" dlg:tab-index="7" dlg:left="67" dlg:top="26" dlg:width="113" dlg:height="16" dlg:tabstop="true" dlg:spin="true" dlg:linecount="8"/>
    <dlg:text dlg:style-id="1" dlg:id="Label6" dlg:tab-index="8" dlg:left="107" dlg:top="68" dlg:width="20" dlg:height="11" dlg:value="Ngay: " dlg:valign="top" dlg:multiline="true" dlg:tabstop="false"/>
    <dlg:text dlg:style-id="1" dlg:id="Label7" dlg:tab-index="9" dlg:left="130" dlg:top="68" dlg:width="37" dlg:height="11" dlg:value="01/01/2024" dlg:valign="top" dlg:multiline="true" dlg:tabstop="false"/>
    <dlg:combobox dlg:style-id="2" dlg:control-implementation="stardiv.one.form.component.ComboBox" dlg:id="del_cb" dlg:tab-index="10" dlg:left="67" dlg:top="45" dlg:width="113" dlg:height="16" dlg:tabstop="true" dlg:spin="true" dlg:linecount="8"/>
    <dlg:button dlg:style-id="3" dlg:id="CommandButton1" dlg:tab-index="11" dlg:left="303" dlg:top="105" dlg:width="27" dlg:height="15" dlg:tabstop="true" dlg:value="create" dlg:valign="center" dlg:image-position="top-center"/>
    <dlg:button dlg:style-id="3" dlg:id="CommandButton2" dlg:tab-index="12" dlg:left="127" dlg:top="192" dlg:width="33" dlg:height="19" dlg:tabstop="true" dlg:value="SAVE" dlg:valign="center" dlg:image-position="top-center"/>
    <dlg:button dlg:style-id="4" dlg:id="CommandButton3" dlg:tab-index="13" dlg:left="193" dlg:top="192" dlg:width="33" dlg:height="19" dlg:tabstop="true" dlg:value="CANCEL" dlg:valign="center" dlg:image-position="top-center"/>
    <dlg:menulist dlg:style-id="5" dlg:control-implementation="stardiv.one.form.component.ListBox" dlg:id="hh_list" dlg:tab-index="14" dlg:left="3" dlg:top="124" dlg:width="327" dlg:height="56" dlg:tabstop="true"/>
    <dlg:text dlg:style-id="1" dlg:id="Label8" dlg:tab-index="15" dlg:left="190" dlg:top="30" dlg:width="43" dlg:height="11" dlg:value="P.Tich Nhap:" dlg:valign="top" dlg:multiline="true" dlg:tabstop="false"/>
    <dlg:checkbox dlg:style-id="6" dlg:id="CheckBox1" dlg:tab-index="16" dlg:left="237" dlg:top="30" dlg:width="43" dlg:height="11" dlg:tabstop="true" dlg:value="Nhap han muc" dlg:valign="center" dlg:image-position="top-center" dlg:multiline="true" dlg:checked="false"/>
    <dlg:checkbox dlg:style-id="6" dlg:id="CheckBox2" dlg:tab-index="17" dlg:left="283" dlg:top="30" dlg:width="28" dlg:height="11" dlg:tabstop="true" dlg:value="Mua PC" dlg:valign="center" dlg:image-position="top-center" dlg:multiline="true" dlg:checked="false"/>
    <dlg:checkbox dlg:style-id="6" dlg:id="CheckBox3" dlg:tab-index="18" dlg:left="283" dlg:top="45" dlg:width="23" dlg:height="11" dlg:tabstop="true" dlg:value="Khac" dlg:valign="center" dlg:image-position="top-center" dlg:multiline="true" dlg:checked="false"/>
    <dlg:checkbox dlg:style-id="6" dlg:id="CheckBox4" dlg:tab-index="19" dlg:left="237" dlg:top="45" dlg:width="38" dlg:height="11" dlg:tabstop="true" dlg:value="Don vi khac" dlg:valign="center" dlg:image-position="top-center" dlg:multiline="true" dlg:checked="false"/>
  </dlg:bulletinboard>
</dlg:window>
</file>

<file path=Dialogs/VBAProject/FNhapLieu_create.xml><?xml version="1.0" encoding="utf-8"?>
<!DOCTYPE window  PUBLIC '-//OpenOffice.org//DTD OfficeDocument 1.0//EN'  'dialog.dtd'>
<dlg:window xmlns:dlg="http://openoffice.org/2000/dialog" xmlns:script="http://openoffice.org/2000/script" dlg:style-id="7" dlg:id="FNhapLieu_create" dlg:left="0" dlg:top="0" dlg:width="231" dlg:height="235" dlg:closeable="true" dlg:moveable="true" dlg:title="Create New">
  <dlg:styles>
    <dlg:style dlg:style-id="0" dlg:background-color="0xece9d8" dlg:text-color="0x0" dlg:font-name="Arial" dlg:font-height="12" dlg:font-charset="ansi" dlg:font-weight="150"/>
    <dlg:style dlg:style-id="1" dlg:background-color="0xffffff" dlg:text-color="0x0" dlg:font-name="Tahoma" dlg:font-height="12" dlg:font-charset="ansi" dlg:font-weight="150"/>
    <dlg:style dlg:style-id="2" dlg:background-color="0xffffff" dlg:text-color="0x0" dlg:font-name="Tahoma" dlg:font-height="12" dlg:font-charset="ansi" dlg:font-weight="100"/>
    <dlg:style dlg:style-id="3" dlg:background-color="0x8000" dlg:text-color="0x0" dlg:font-name="Tahoma" dlg:font-height="12" dlg:font-charset="ansi" dlg:font-weight="100"/>
    <dlg:style dlg:style-id="4" dlg:background-color="0x808080" dlg:text-color="0x0" dlg:font-name="Tahoma" dlg:font-height="12" dlg:font-charset="ansi" dlg:font-weight="100"/>
    <dlg:style dlg:style-id="5" dlg:background-color="0x8000" dlg:text-color="0x0" dlg:font-name="Tahoma" dlg:font-height="16" dlg:font-charset="ansi" dlg:font-weight="150"/>
    <dlg:style dlg:style-id="6" dlg:background-color="0xece9d8" dlg:text-color="0x0" dlg:font-name="Tahoma" dlg:font-height="12" dlg:font-charset="ansi" dlg:font-weight="150"/>
    <dlg:style dlg:style-id="7" dlg:background-color="0xece9d8"/>
  </dlg:styles>
  <dlg:bulletinboard>
    <dlg:text dlg:style-id="0" dlg:id="Label2" dlg:tab-index="0" dlg:left="7" dlg:top="34" dlg:width="60" dlg:height="11" dlg:value="Fuel Name:" dlg:valign="top" dlg:multiline="true" dlg:tabstop="false"/>
    <dlg:text dlg:style-id="0" dlg:id="Label3" dlg:tab-index="1" dlg:left="7" dlg:top="79" dlg:width="60" dlg:height="11" dlg:value="Quantity:" dlg:valign="top" dlg:multiline="true" dlg:tabstop="false"/>
    <dlg:combobox dlg:style-id="1" dlg:control-implementation="stardiv.one.form.component.ComboBox" dlg:id="fuel_cb" dlg:tab-index="2" dlg:left="70" dlg:top="30" dlg:width="90" dlg:height="16" dlg:tabstop="true" dlg:spin="true" dlg:linecount="8"/>
    <dlg:textfield dlg:style-id="1" dlg:id="quantity_txb" dlg:tab-index="3" dlg:left="70" dlg:top="75" dlg:width="90" dlg:height="16" dlg:tabstop="true"/>
    <dlg:combobox dlg:style-id="1" dlg:control-implementation="stardiv.one.form.component.ComboBox" dlg:id="price_cb" dlg:tab-index="4" dlg:left="70" dlg:top="53" dlg:width="90" dlg:height="16" dlg:tabstop="true" dlg:spin="true" dlg:linecount="8"/>
    <dlg:text dlg:style-id="0" dlg:id="Label4" dlg:tab-index="5" dlg:left="7" dlg:top="56" dlg:width="60" dlg:height="11" dlg:value="Price:" dlg:valign="top" dlg:multiline="true" dlg:tabstop="false"/>
    <dlg:menulist dlg:style-id="2" dlg:control-implementation="stardiv.one.form.component.ListBox" dlg:id="draw_ls" dlg:tab-index="6" dlg:left="7" dlg:top="128" dlg:width="219" dlg:height="51" dlg:tabstop="true"/>
    <dlg:button dlg:style-id="3" dlg:id="create_new_btn" dlg:tab-index="7" dlg:left="77" dlg:top="203" dlg:width="30" dlg:height="15" dlg:tabstop="true" dlg:value="Create" dlg:valign="center" dlg:image-position="top-center"/>
    <dlg:button dlg:style-id="4" dlg:id="cancel_btn" dlg:tab-index="8" dlg:left="133" dlg:top="203" dlg:width="30" dlg:height="15" dlg:tabstop="true" dlg:value="Cancel" dlg:valign="center" dlg:image-position="top-center"/>
    <dlg:text dlg:style-id="5" dlg:id="Label5" dlg:tab-index="9" dlg:left="13" dlg:top="4" dlg:width="153" dlg:height="19" dlg:value="Create New" dlg:align="center" dlg:valign="top" dlg:multiline="true" dlg:tabstop="false"/>
    <dlg:button dlg:style-id="3" dlg:id="add_btn" dlg:tab-index="10" dlg:left="173" dlg:top="98" dlg:width="50" dlg:height="15" dlg:tabstop="true" dlg:value="Add" dlg:valign="center" dlg:image-position="top-center"/>
    <dlg:text dlg:style-id="6" dlg:id="Label6" dlg:tab-index="11" dlg:left="7" dlg:top="117" dlg:width="30" dlg:height="11" dlg:value="ID" dlg:align="center" dlg:valign="top" dlg:multiline="true" dlg:tabstop="false"/>
    <dlg:text dlg:style-id="6" dlg:id="Label7" dlg:tab-index="12" dlg:left="37" dlg:top="117" dlg:width="67" dlg:height="11" dlg:value="FUEL NAME" dlg:align="center" dlg:valign="top" dlg:multiline="true" dlg:tabstop="false"/>
    <dlg:text dlg:style-id="6" dlg:id="Label8" dlg:tab-index="13" dlg:left="100" dlg:top="117" dlg:width="60" dlg:height="11" dlg:value="PRICE" dlg:align="center" dlg:valign="top" dlg:multiline="true" dlg:tabstop="false"/>
    <dlg:text dlg:style-id="6" dlg:id="Label9" dlg:tab-index="14" dlg:left="160" dlg:top="117" dlg:width="67" dlg:height="11" dlg:value="QUATITY" dlg:align="center" dlg:valign="top" dlg:multiline="true" dlg:tabstop="false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NhapLieu"/>
  <library:element library:name="FNhapLieu_creat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